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8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17" style:family="table-cell" style:parent-style-name="Default" style:data-style-name="N1">
      <style:table-cell-properties fo:background-color="#fff200"/>
    </style:style>
    <style:style style:name="ce2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Capteu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0" office:value-type="string" calcext:value-type="string">
            <text:p>Ayguil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arrondi</text:p>
          </table:table-cell>
          <table:table-cell office:value-type="string" calcext:value-type="string">
            <text:p>y arrondi</text:p>
          </table:table-cell>
          <table:table-cell office:value-type="string" calcext:value-type="string">
            <text:p>|dx|</text:p>
          </table:table-cell>
          <table:table-cell office:value-type="string" calcext:value-type="string">
            <text:p>|dy|</text:p>
          </table:table-cell>
        </table:table-row>
        <table:table-row table:style-name="ro1">
          <table:table-cell office:value-type="float" office:value="705.117" calcext:value-type="float">
            <text:p>705.117</text:p>
          </table:table-cell>
          <table:table-cell office:value-type="float" office:value="678.889" calcext:value-type="float">
            <text:p>678.889</text:p>
          </table:table-cell>
          <table:table-cell table:formula="of:=ROUND([.A3])" office:value-type="float" office:value="705" calcext:value-type="float">
            <text:p>705</text:p>
          </table:table-cell>
          <table:table-cell table:formula="of:=ROUND([.B3])" office:value-type="float" office:value="679" calcext:value-type="float">
            <text:p>679</text:p>
          </table:table-cell>
          <table:table-cell table:formula="of:=ABS([.C3]-[.C4])" office:value-type="float" office:value="0" calcext:value-type="float">
            <text:p>0</text:p>
          </table:table-cell>
          <table:table-cell table:formula="of:=ABS([.D3]-[.D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5.32" calcext:value-type="float">
            <text:p>705.32</text:p>
          </table:table-cell>
          <table:table-cell office:value-type="float" office:value="682.044" calcext:value-type="float">
            <text:p>682.044</text:p>
          </table:table-cell>
          <table:table-cell table:formula="of:=ROUND([.A4])" office:value-type="float" office:value="705" calcext:value-type="float">
            <text:p>705</text:p>
          </table:table-cell>
          <table:table-cell table:formula="of:=ROUND([.B4])" office:value-type="float" office:value="682" calcext:value-type="float">
            <text:p>682</text:p>
          </table:table-cell>
          <table:table-cell table:formula="of:=ABS([.C4]-[.C5])" office:value-type="float" office:value="68" calcext:value-type="float">
            <text:p>68</text:p>
          </table:table-cell>
          <table:table-cell table:formula="of:=ABS([.D4]-[.D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.284" calcext:value-type="float">
            <text:p>773.284</text:p>
          </table:table-cell>
          <table:table-cell office:value-type="float" office:value="682.04" calcext:value-type="float">
            <text:p>682.04</text:p>
          </table:table-cell>
          <table:table-cell table:formula="of:=ROUND([.A5])" office:value-type="float" office:value="773" calcext:value-type="float">
            <text:p>773</text:p>
          </table:table-cell>
          <table:table-cell table:formula="of:=ROUND([.B5])" office:value-type="float" office:value="682" calcext:value-type="float">
            <text:p>682</text:p>
          </table:table-cell>
          <table:table-cell table:formula="of:=ABS([.C5]-[.C6])" office:value-type="float" office:value="0" calcext:value-type="float">
            <text:p>0</text:p>
          </table:table-cell>
          <table:table-cell table:formula="of:=ABS([.D5]-[.D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73.284" calcext:value-type="float">
            <text:p>773.284</text:p>
          </table:table-cell>
          <table:table-cell office:value-type="float" office:value="678.998" calcext:value-type="float">
            <text:p>678.998</text:p>
          </table:table-cell>
          <table:table-cell table:formula="of:=ROUND([.A6])" office:value-type="float" office:value="773" calcext:value-type="float">
            <text:p>773</text:p>
          </table:table-cell>
          <table:table-cell table:formula="of:=ROUND([.B6])" office:value-type="float" office:value="679" calcext:value-type="float">
            <text:p>679</text:p>
          </table:table-cell>
          <table:table-cell table:formula="of:=ABS([.C6]-[.C3])" office:value-type="float" office:value="68" calcext:value-type="float">
            <text:p>68</text:p>
          </table:table-cell>
          <table:table-cell table:formula="of:=ABS([.D6]-[.D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0</text:p>
          </table:table-cell>
          <table:table-cell table:formula="of:=ROUND(([.A3]+[.A4])/2)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0</text:p>
          </table:table-cell>
          <table:table-cell table:formula="of:=ROUND(([.B3]+[.B6])/2)"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ur</text:p>
          </table:table-cell>
          <table:table-cell table:formula="of:=ROUND((([.A5]-[.A4])+([.A6]-[.A3]))/2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eur</text:p>
          </table:table-cell>
          <table:table-cell table:formula="of:=ROUND((([.B4]-[.B3])+([.B5]-[.B6]))/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0" office:value-type="string" calcext:value-type="string">
            <text:p>Cor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arrondi</text:p>
          </table:table-cell>
          <table:table-cell office:value-type="string" calcext:value-type="string">
            <text:p>y arrondi</text:p>
          </table:table-cell>
          <table:table-cell office:value-type="string" calcext:value-type="string">
            <text:p>|dx|</text:p>
          </table:table-cell>
          <table:table-cell office:value-type="string" calcext:value-type="string">
            <text:p>|dy|</text:p>
          </table:table-cell>
        </table:table-row>
        <table:table-row table:style-name="ro1">
          <table:table-cell office:value-type="float" office:value="773.206" calcext:value-type="float">
            <text:p>773.206</text:p>
          </table:table-cell>
          <table:table-cell office:value-type="float" office:value="673.169" calcext:value-type="float">
            <text:p>673.169</text:p>
          </table:table-cell>
          <table:table-cell table:style-name="ce11" table:formula="of:=ROUND([.A15])" office:value-type="float" office:value="773" calcext:value-type="float">
            <text:p>773</text:p>
          </table:table-cell>
          <table:table-cell table:style-name="ce11" table:formula="of:=ROUND([.B15])" office:value-type="float" office:value="673" calcext:value-type="float">
            <text:p>673</text:p>
          </table:table-cell>
          <table:table-cell table:formula="of:=ABS([.C15]-[.C16])" office:value-type="float" office:value="0" calcext:value-type="float">
            <text:p>0</text:p>
          </table:table-cell>
          <table:table-cell table:formula="of:=ABS([.D15]-[.D16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3.452" calcext:value-type="float">
            <text:p>773.452</text:p>
          </table:table-cell>
          <table:table-cell office:value-type="float" office:value="688.35" calcext:value-type="float">
            <text:p>688.35</text:p>
          </table:table-cell>
          <table:table-cell table:style-name="ce11" table:formula="of:=ROUND([.A16])" office:value-type="float" office:value="773" calcext:value-type="float">
            <text:p>773</text:p>
          </table:table-cell>
          <table:table-cell table:formula="of:=ROUND([.B16])" office:value-type="float" office:value="688" calcext:value-type="float">
            <text:p>688</text:p>
          </table:table-cell>
          <table:table-cell table:formula="of:=ABS([.C16]-[.C17])" office:value-type="float" office:value="109" calcext:value-type="float">
            <text:p>109</text:p>
          </table:table-cell>
          <table:table-cell table:formula="of:=ABS([.D16]-[.D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.326" calcext:value-type="float">
            <text:p>882.326</text:p>
          </table:table-cell>
          <table:table-cell office:value-type="float" office:value="687.526" calcext:value-type="float">
            <text:p>687.526</text:p>
          </table:table-cell>
          <table:table-cell table:formula="of:=ROUND([.A17])" office:value-type="float" office:value="882" calcext:value-type="float">
            <text:p>882</text:p>
          </table:table-cell>
          <table:table-cell table:formula="of:=ROUND([.B17])" office:value-type="float" office:value="688" calcext:value-type="float">
            <text:p>688</text:p>
          </table:table-cell>
          <table:table-cell table:formula="of:=ABS([.C17]-[.C18])" office:value-type="float" office:value="0" calcext:value-type="float">
            <text:p>0</text:p>
          </table:table-cell>
          <table:table-cell table:formula="of:=ABS([.D17]-[.D18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2.326" calcext:value-type="float">
            <text:p>882.326</text:p>
          </table:table-cell>
          <table:table-cell office:value-type="float" office:value="672.7" calcext:value-type="float">
            <text:p>672.7</text:p>
          </table:table-cell>
          <table:table-cell table:formula="of:=ROUND([.A18])" office:value-type="float" office:value="882" calcext:value-type="float">
            <text:p>882</text:p>
          </table:table-cell>
          <table:table-cell table:style-name="ce11" table:formula="of:=ROUND([.B18])" office:value-type="float" office:value="673" calcext:value-type="float">
            <text:p>673</text:p>
          </table:table-cell>
          <table:table-cell table:formula="of:=ABS([.C18]-[.C15])" office:value-type="float" office:value="109" calcext:value-type="float">
            <text:p>109</text:p>
          </table:table-cell>
          <table:table-cell table:formula="of:=ABS([.D18]-[.D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0</text:p>
          </table:table-cell>
          <table:table-cell table:formula="of:=ROUND(([.A15]+[.A16])/2)"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0</text:p>
          </table:table-cell>
          <table:table-cell table:formula="of:=ROUND(([.B15]+[.B18])/2)"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ur</text:p>
          </table:table-cell>
          <table:table-cell table:formula="of:=ROUND((([.A17]-[.A16])+([.A18]-[.A15]))/2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eur</text:p>
          </table:table-cell>
          <table:table-cell table:formula="of:=ROUND((([.B16]-[.B15])+([.B17]-[.B18]))/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0" office:value-type="string" calcext:value-type="string">
            <text:p>Capteur Ecr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arrondi</text:p>
          </table:table-cell>
          <table:table-cell office:value-type="string" calcext:value-type="string">
            <text:p>y arrondi</text:p>
          </table:table-cell>
          <table:table-cell office:value-type="string" calcext:value-type="string">
            <text:p>|dx|</text:p>
          </table:table-cell>
          <table:table-cell office:value-type="string" calcext:value-type="string">
            <text:p>|dy|</text:p>
          </table:table-cell>
        </table:table-row>
        <table:table-row table:style-name="ro1">
          <table:table-cell office:value-type="float" office:value="831.836" calcext:value-type="float">
            <text:p>831.836</text:p>
          </table:table-cell>
          <table:table-cell office:value-type="float" office:value="232.015" calcext:value-type="float">
            <text:p>232.015</text:p>
          </table:table-cell>
          <table:table-cell table:formula="of:=ROUND([.A27])" office:value-type="float" office:value="832" calcext:value-type="float">
            <text:p>832</text:p>
          </table:table-cell>
          <table:table-cell table:formula="of:=ROUND([.B27])" office:value-type="float" office:value="232" calcext:value-type="float">
            <text:p>232</text:p>
          </table:table-cell>
          <table:table-cell table:formula="of:=ROUND(ABS([.A28]-[.A27]))" office:value-type="float" office:value="245" calcext:value-type="float">
            <text:p>245</text:p>
          </table:table-cell>
          <table:table-cell table:formula="of:=ROUND(ABS([.B28]-[.B2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.098" calcext:value-type="float">
            <text:p>1077.098</text:p>
          </table:table-cell>
          <table:table-cell office:value-type="float" office:value="232.487" calcext:value-type="float">
            <text:p>232.487</text:p>
          </table:table-cell>
          <table:table-cell table:formula="of:=ROUND([.A28])" office:value-type="float" office:value="1077" calcext:value-type="float">
            <text:p>1077</text:p>
          </table:table-cell>
          <table:table-cell table:formula="of:=ROUND([.B28])" office:value-type="float" office:value="232" calcext:value-type="float">
            <text:p>232</text:p>
          </table:table-cell>
          <table:table-cell table:formula="of:=ROUND(ABS([.A29]-[.A28]))" office:value-type="float" office:value="0" calcext:value-type="float">
            <text:p>0</text:p>
          </table:table-cell>
          <table:table-cell table:formula="of:=ROUND(ABS([.B29]-[.B28]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77.262" calcext:value-type="float">
            <text:p>1077.262</text:p>
          </table:table-cell>
          <table:table-cell office:value-type="float" office:value="347.993" calcext:value-type="float">
            <text:p>347.993</text:p>
          </table:table-cell>
          <table:table-cell table:formula="of:=ROUND([.A29])" office:value-type="float" office:value="1077" calcext:value-type="float">
            <text:p>1077</text:p>
          </table:table-cell>
          <table:table-cell table:formula="of:=ROUND([.B29])" office:value-type="float" office:value="348" calcext:value-type="float">
            <text:p>348</text:p>
          </table:table-cell>
          <table:table-cell table:formula="of:=ROUND(ABS([.A30]-[.A29]))" office:value-type="float" office:value="245" calcext:value-type="float">
            <text:p>245</text:p>
          </table:table-cell>
          <table:table-cell table:formula="of:=ROUND(ABS([.B30]-[.B2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.528" calcext:value-type="float">
            <text:p>832.528</text:p>
          </table:table-cell>
          <table:table-cell office:value-type="float" office:value="347.927" calcext:value-type="float">
            <text:p>347.927</text:p>
          </table:table-cell>
          <table:table-cell table:formula="of:=ROUND([.A30])" office:value-type="float" office:value="833" calcext:value-type="float">
            <text:p>833</text:p>
          </table:table-cell>
          <table:table-cell table:formula="of:=ROUND([.B30])" office:value-type="float" office:value="348" calcext:value-type="float">
            <text:p>348</text:p>
          </table:table-cell>
          <table:table-cell table:formula="of:=ROUND(ABS([.A27]-[.A30]))" office:value-type="float" office:value="1" calcext:value-type="float">
            <text:p>1</text:p>
          </table:table-cell>
          <table:table-cell table:formula="of:=ROUND(ABS([.B27]-[.B30]))" office:value-type="float" office:value="116" calcext:value-type="float">
            <text:p>1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0" office:value-type="string" calcext:value-type="string">
            <text:p>F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,y</text:p>
          </table:table-cell>
          <table:table-cell table:number-columns-repeated="3"/>
        </table:table-row>
        <table:table-row table:style-name="ro1">
          <table:table-cell office:value-type="float" office:value="882.201" calcext:value-type="float">
            <text:p>882.201</text:p>
          </table:table-cell>
          <table:table-cell office:value-type="float" office:value="680.611" calcext:value-type="float">
            <text:p>680.611</text:p>
          </table:table-cell>
          <table:table-cell table:formula="of:=COM.MICROSOFT.CONCAT([.A34];&quot;, &quot;;[.B34])" office:value-type="string" office:string-value="882.201, 680.611" calcext:value-type="string">
            <text:p>882.201, 680.611</text:p>
          </table:table-cell>
          <table:table-cell table:formula="of:=COM.MICROSOFT.CONCAT(&quot;M &quot;;[.A34];&quot;, &quot;;[.B34];&quot; &quot;)" office:value-type="string" office:string-value="M 882.201, 680.611 " calcext:value-type="string">
            <text:p>M 882.201, 680.611 </text:p>
          </table:table-cell>
          <table:table-cell table:number-columns-repeated="2"/>
        </table:table-row>
        <table:table-row table:style-name="ro1">
          <table:table-cell office:value-type="float" office:value="889.143" calcext:value-type="float">
            <text:p>889.143</text:p>
          </table:table-cell>
          <table:table-cell office:value-type="float" office:value="679.846" calcext:value-type="float">
            <text:p>679.846</text:p>
          </table:table-cell>
          <table:table-cell table:formula="of:=COM.MICROSOFT.CONCAT([.A35];&quot;, &quot;;[.B35])" office:value-type="string" office:string-value="889.143, 679.846" calcext:value-type="string">
            <text:p>889.143, 679.846</text:p>
          </table:table-cell>
          <table:table-cell table:formula="of:=COM.MICROSOFT.CONCAT(&quot;L &quot;;[.A35];&quot;, &quot;;[.B35];&quot; &quot;)" office:value-type="string" office:string-value="L 889.143, 679.846 " calcext:value-type="string">
            <text:p>L 889.143, 679.846 </text:p>
          </table:table-cell>
          <table:table-cell table:number-columns-repeated="2"/>
        </table:table-row>
        <table:table-row table:style-name="ro1">
          <table:table-cell office:value-type="float" office:value="896.085" calcext:value-type="float">
            <text:p>896.085</text:p>
          </table:table-cell>
          <table:table-cell office:value-type="float" office:value="677.643" calcext:value-type="float">
            <text:p>677.643</text:p>
          </table:table-cell>
          <table:table-cell table:formula="of:=COM.MICROSOFT.CONCAT([.A36];&quot;, &quot;;[.B36])" office:value-type="string" office:string-value="896.085, 677.643" calcext:value-type="string">
            <text:p>896.085, 677.643</text:p>
          </table:table-cell>
          <table:table-cell table:formula="of:=COM.MICROSOFT.CONCAT(&quot;L &quot;;[.A36];&quot;, &quot;;[.B36];&quot; &quot;)" office:value-type="string" office:string-value="L 896.085, 677.643 " calcext:value-type="string">
            <text:p>L 896.085, 677.643 </text:p>
          </table:table-cell>
          <table:table-cell table:number-columns-repeated="2"/>
        </table:table-row>
        <table:table-row table:style-name="ro1">
          <table:table-cell office:value-type="float" office:value="900.554" calcext:value-type="float">
            <text:p>900.554</text:p>
          </table:table-cell>
          <table:table-cell office:value-type="float" office:value="675.941" calcext:value-type="float">
            <text:p>675.941</text:p>
          </table:table-cell>
          <table:table-cell table:formula="of:=COM.MICROSOFT.CONCAT([.A37];&quot;, &quot;;[.B37])" office:value-type="string" office:string-value="900.554, 675.941" calcext:value-type="string">
            <text:p>900.554, 675.941</text:p>
          </table:table-cell>
          <table:table-cell table:formula="of:=COM.MICROSOFT.CONCAT(&quot;L &quot;;[.A37];&quot;, &quot;;[.B37];&quot; &quot;)" office:value-type="string" office:string-value="L 900.554, 675.941 " calcext:value-type="string">
            <text:p>L 900.554, 675.941 </text:p>
          </table:table-cell>
          <table:table-cell table:number-columns-repeated="2"/>
        </table:table-row>
        <table:table-row table:style-name="ro1">
          <table:table-cell office:value-type="float" office:value="906.445" calcext:value-type="float">
            <text:p>906.445</text:p>
          </table:table-cell>
          <table:table-cell office:value-type="float" office:value="673.645" calcext:value-type="float">
            <text:p>673.645</text:p>
          </table:table-cell>
          <table:table-cell table:formula="of:=COM.MICROSOFT.CONCAT([.A38];&quot;, &quot;;[.B38])" office:value-type="string" office:string-value="906.445, 673.645" calcext:value-type="string">
            <text:p>906.445, 673.645</text:p>
          </table:table-cell>
          <table:table-cell table:formula="of:=COM.MICROSOFT.CONCAT(&quot;L &quot;;[.A38];&quot;, &quot;;[.B38];&quot; &quot;)" office:value-type="string" office:string-value="L 906.445, 673.645 " calcext:value-type="string">
            <text:p>L 906.445, 673.645 </text:p>
          </table:table-cell>
          <table:table-cell table:number-columns-repeated="2"/>
        </table:table-row>
        <table:table-row table:style-name="ro1">
          <table:table-cell office:value-type="float" office:value="910.434" calcext:value-type="float">
            <text:p>910.434</text:p>
          </table:table-cell>
          <table:table-cell office:value-type="float" office:value="669.002" calcext:value-type="float">
            <text:p>669.002</text:p>
          </table:table-cell>
          <table:table-cell table:formula="of:=COM.MICROSOFT.CONCAT([.A39];&quot;, &quot;;[.B39])" office:value-type="string" office:string-value="910.434, 669.002" calcext:value-type="string">
            <text:p>910.434, 669.002</text:p>
          </table:table-cell>
          <table:table-cell table:formula="of:=COM.MICROSOFT.CONCAT(&quot;L &quot;;[.A39];&quot;, &quot;;[.B39];&quot; &quot;)" office:value-type="string" office:string-value="L 910.434, 669.002 " calcext:value-type="string">
            <text:p>L 910.434, 669.002 </text:p>
          </table:table-cell>
          <table:table-cell table:number-columns-repeated="2"/>
        </table:table-row>
        <table:table-row table:style-name="ro1">
          <table:table-cell office:value-type="float" office:value="913.899" calcext:value-type="float">
            <text:p>913.899</text:p>
          </table:table-cell>
          <table:table-cell office:value-type="float" office:value="664.024" calcext:value-type="float">
            <text:p>664.024</text:p>
          </table:table-cell>
          <table:table-cell table:formula="of:=COM.MICROSOFT.CONCAT([.A40];&quot;, &quot;;[.B40])" office:value-type="string" office:string-value="913.899, 664.024" calcext:value-type="string">
            <text:p>913.899, 664.024</text:p>
          </table:table-cell>
          <table:table-cell table:formula="of:=COM.MICROSOFT.CONCAT(&quot;L &quot;;[.A40];&quot;, &quot;;[.B40];&quot; &quot;)" office:value-type="string" office:string-value="L 913.899, 664.024 " calcext:value-type="string">
            <text:p>L 913.899, 664.024 </text:p>
          </table:table-cell>
          <table:table-cell table:number-columns-repeated="2"/>
        </table:table-row>
        <table:table-row table:style-name="ro1">
          <table:table-cell office:value-type="float" office:value="915.559" calcext:value-type="float">
            <text:p>915.559</text:p>
          </table:table-cell>
          <table:table-cell office:value-type="float" office:value="659.237" calcext:value-type="float">
            <text:p>659.237</text:p>
          </table:table-cell>
          <table:table-cell table:formula="of:=COM.MICROSOFT.CONCAT([.A41];&quot;, &quot;;[.B41])" office:value-type="string" office:string-value="915.559, 659.237" calcext:value-type="string">
            <text:p>915.559, 659.237</text:p>
          </table:table-cell>
          <table:table-cell table:formula="of:=COM.MICROSOFT.CONCAT(&quot;L &quot;;[.A41];&quot;, &quot;;[.B41];&quot; &quot;)" office:value-type="string" office:string-value="L 915.559, 659.237 " calcext:value-type="string">
            <text:p>L 915.559, 659.237 </text:p>
          </table:table-cell>
          <table:table-cell table:number-columns-repeated="2"/>
        </table:table-row>
        <table:table-row table:style-name="ro1">
          <table:table-cell office:value-type="float" office:value="916.837" calcext:value-type="float">
            <text:p>916.837</text:p>
          </table:table-cell>
          <table:table-cell office:value-type="float" office:value="653.396" calcext:value-type="float">
            <text:p>653.396</text:p>
          </table:table-cell>
          <table:table-cell table:formula="of:=COM.MICROSOFT.CONCAT([.A42];&quot;, &quot;;[.B42])" office:value-type="string" office:string-value="916.837, 653.396" calcext:value-type="string">
            <text:p>916.837, 653.396</text:p>
          </table:table-cell>
          <table:table-cell table:formula="of:=COM.MICROSOFT.CONCAT(&quot;L &quot;;[.A42];&quot;, &quot;;[.B42];&quot; &quot;)" office:value-type="string" office:string-value="L 916.837, 653.396 " calcext:value-type="string">
            <text:p>L 916.837, 653.396 </text:p>
          </table:table-cell>
          <table:table-cell table:number-columns-repeated="2"/>
        </table:table-row>
        <table:table-row table:style-name="ro1">
          <table:table-cell office:value-type="float" office:value="917.2" calcext:value-type="float">
            <text:p>917.2</text:p>
          </table:table-cell>
          <table:table-cell office:value-type="float" office:value="644.876" calcext:value-type="float">
            <text:p>644.876</text:p>
          </table:table-cell>
          <table:table-cell table:formula="of:=COM.MICROSOFT.CONCAT([.A43];&quot;, &quot;;[.B43])" office:value-type="string" office:string-value="917.2, 644.876" calcext:value-type="string">
            <text:p>917.2, 644.876</text:p>
          </table:table-cell>
          <table:table-cell table:formula="of:=COM.MICROSOFT.CONCAT(&quot;L &quot;;[.A43];&quot;, &quot;;[.B43];&quot; &quot;)" office:value-type="string" office:string-value="L 917.2, 644.876 " calcext:value-type="string">
            <text:p>L 917.2, 644.876 </text:p>
          </table:table-cell>
          <table:table-cell table:number-columns-repeated="2"/>
        </table:table-row>
        <table:table-row table:style-name="ro1">
          <table:table-cell office:value-type="float" office:value="918.227" calcext:value-type="float">
            <text:p>918.227</text:p>
          </table:table-cell>
          <table:table-cell office:value-type="float" office:value="637.504" calcext:value-type="float">
            <text:p>637.504</text:p>
          </table:table-cell>
          <table:table-cell table:formula="of:=COM.MICROSOFT.CONCAT([.A44];&quot;, &quot;;[.B44])" office:value-type="string" office:string-value="918.227, 637.504" calcext:value-type="string">
            <text:p>918.227, 637.504</text:p>
          </table:table-cell>
          <table:table-cell table:formula="of:=COM.MICROSOFT.CONCAT(&quot;L &quot;;[.A44];&quot;, &quot;;[.B44];&quot; &quot;)" office:value-type="string" office:string-value="L 918.227, 637.504 " calcext:value-type="string">
            <text:p>L 918.227, 637.504 </text:p>
          </table:table-cell>
          <table:table-cell table:number-columns-repeated="2"/>
        </table:table-row>
        <table:table-row table:style-name="ro1">
          <table:table-cell office:value-type="float" office:value="917.684" calcext:value-type="float">
            <text:p>917.684</text:p>
          </table:table-cell>
          <table:table-cell office:value-type="float" office:value="629.695" calcext:value-type="float">
            <text:p>629.695</text:p>
          </table:table-cell>
          <table:table-cell table:formula="of:=COM.MICROSOFT.CONCAT([.A45];&quot;, &quot;;[.B45])" office:value-type="string" office:string-value="917.684, 629.695" calcext:value-type="string">
            <text:p>917.684, 629.695</text:p>
          </table:table-cell>
          <table:table-cell table:formula="of:=COM.MICROSOFT.CONCAT(&quot;L &quot;;[.A45];&quot;, &quot;;[.B45];&quot; &quot;)" office:value-type="string" office:string-value="L 917.684, 629.695 " calcext:value-type="string">
            <text:p>L 917.684, 629.695 </text:p>
          </table:table-cell>
          <table:table-cell table:number-columns-repeated="2"/>
        </table:table-row>
        <table:table-row table:style-name="ro1">
          <table:table-cell office:value-type="float" office:value="917.614" calcext:value-type="float">
            <text:p>917.614</text:p>
          </table:table-cell>
          <table:table-cell office:value-type="float" office:value="623.178" calcext:value-type="float">
            <text:p>623.178</text:p>
          </table:table-cell>
          <table:table-cell table:formula="of:=COM.MICROSOFT.CONCAT([.A46];&quot;, &quot;;[.B46])" office:value-type="string" office:string-value="917.614, 623.178" calcext:value-type="string">
            <text:p>917.614, 623.178</text:p>
          </table:table-cell>
          <table:table-cell table:formula="of:=COM.MICROSOFT.CONCAT(&quot;L &quot;;[.A46];&quot;, &quot;;[.B46];&quot; &quot;)" office:value-type="string" office:string-value="L 917.614, 623.178 " calcext:value-type="string">
            <text:p>L 917.614, 623.178 </text:p>
          </table:table-cell>
          <table:table-cell table:number-columns-repeated="2"/>
        </table:table-row>
        <table:table-row table:style-name="ro1">
          <table:table-cell office:value-type="float" office:value="916.079" calcext:value-type="float">
            <text:p>916.079</text:p>
          </table:table-cell>
          <table:table-cell office:value-type="float" office:value="616.478" calcext:value-type="float">
            <text:p>616.478</text:p>
          </table:table-cell>
          <table:table-cell table:formula="of:=COM.MICROSOFT.CONCAT([.A47];&quot;, &quot;;[.B47])" office:value-type="string" office:string-value="916.079, 616.478" calcext:value-type="string">
            <text:p>916.079, 616.478</text:p>
          </table:table-cell>
          <table:table-cell table:formula="of:=COM.MICROSOFT.CONCAT(&quot;L &quot;;[.A47];&quot;, &quot;;[.B47];&quot; &quot;)" office:value-type="string" office:string-value="L 916.079, 616.478 " calcext:value-type="string">
            <text:p>L 916.079, 616.478 </text:p>
          </table:table-cell>
          <table:table-cell table:number-columns-repeated="2"/>
        </table:table-row>
        <table:table-row table:style-name="ro1">
          <table:table-cell office:value-type="float" office:value="916.497" calcext:value-type="float">
            <text:p>916.497</text:p>
          </table:table-cell>
          <table:table-cell office:value-type="float" office:value="608.384" calcext:value-type="float">
            <text:p>608.384</text:p>
          </table:table-cell>
          <table:table-cell table:formula="of:=COM.MICROSOFT.CONCAT([.A48];&quot;, &quot;;[.B48])" office:value-type="string" office:string-value="916.497, 608.384" calcext:value-type="string">
            <text:p>916.497, 608.384</text:p>
          </table:table-cell>
          <table:table-cell table:formula="of:=COM.MICROSOFT.CONCAT(&quot;L &quot;;[.A48];&quot;, &quot;;[.B48];&quot; &quot;)" office:value-type="string" office:string-value="L 916.497, 608.384 " calcext:value-type="string">
            <text:p>L 916.497, 608.384 </text:p>
          </table:table-cell>
          <table:table-cell table:number-columns-repeated="2"/>
        </table:table-row>
        <table:table-row table:style-name="ro1">
          <table:table-cell office:value-type="float" office:value="917.009" calcext:value-type="float">
            <text:p>917.009</text:p>
          </table:table-cell>
          <table:table-cell office:value-type="float" office:value="600.918" calcext:value-type="float">
            <text:p>600.918</text:p>
          </table:table-cell>
          <table:table-cell table:formula="of:=COM.MICROSOFT.CONCAT([.A49];&quot;, &quot;;[.B49])" office:value-type="string" office:string-value="917.009, 600.918" calcext:value-type="string">
            <text:p>917.009, 600.918</text:p>
          </table:table-cell>
          <table:table-cell table:formula="of:=COM.MICROSOFT.CONCAT(&quot;L &quot;;[.A49];&quot;, &quot;;[.B49];&quot; &quot;)" office:value-type="string" office:string-value="L 917.009, 600.918 " calcext:value-type="string">
            <text:p>L 917.009, 600.918 </text:p>
          </table:table-cell>
          <table:table-cell table:number-columns-repeated="2"/>
        </table:table-row>
        <table:table-row table:style-name="ro1">
          <table:table-cell office:value-type="float" office:value="918.817" calcext:value-type="float">
            <text:p>918.817</text:p>
          </table:table-cell>
          <table:table-cell office:value-type="float" office:value="595.221" calcext:value-type="float">
            <text:p>595.221</text:p>
          </table:table-cell>
          <table:table-cell table:formula="of:=COM.MICROSOFT.CONCAT([.A50];&quot;, &quot;;[.B50])" office:value-type="string" office:string-value="918.817, 595.221" calcext:value-type="string">
            <text:p>918.817, 595.221</text:p>
          </table:table-cell>
          <table:table-cell table:formula="of:=COM.MICROSOFT.CONCAT(&quot;L &quot;;[.A50];&quot;, &quot;;[.B50];&quot; &quot;)" office:value-type="string" office:string-value="L 918.817, 595.221 " calcext:value-type="string">
            <text:p>L 918.817, 595.221 </text:p>
          </table:table-cell>
          <table:table-cell table:number-columns-repeated="2"/>
        </table:table-row>
        <table:table-row table:style-name="ro1">
          <table:table-cell office:value-type="float" office:value="919.575" calcext:value-type="float">
            <text:p>919.575</text:p>
          </table:table-cell>
          <table:table-cell office:value-type="float" office:value="588.997" calcext:value-type="float">
            <text:p>588.997</text:p>
          </table:table-cell>
          <table:table-cell table:formula="of:=COM.MICROSOFT.CONCAT([.A51];&quot;, &quot;;[.B51])" office:value-type="string" office:string-value="919.575, 588.997" calcext:value-type="string">
            <text:p>919.575, 588.997</text:p>
          </table:table-cell>
          <table:table-cell table:formula="of:=COM.MICROSOFT.CONCAT(&quot;L &quot;;[.A51];&quot;, &quot;;[.B51];&quot; &quot;)" office:value-type="string" office:string-value="L 919.575, 588.997 " calcext:value-type="string">
            <text:p>L 919.575, 588.997 </text:p>
          </table:table-cell>
          <table:table-cell table:number-columns-repeated="2"/>
        </table:table-row>
        <table:table-row table:style-name="ro1">
          <table:table-cell office:value-type="float" office:value="921.294" calcext:value-type="float">
            <text:p>921.294</text:p>
          </table:table-cell>
          <table:table-cell office:value-type="float" office:value="581.145" calcext:value-type="float">
            <text:p>581.145</text:p>
          </table:table-cell>
          <table:table-cell table:formula="of:=COM.MICROSOFT.CONCAT([.A52];&quot;, &quot;;[.B52])" office:value-type="string" office:string-value="921.294, 581.145" calcext:value-type="string">
            <text:p>921.294, 581.145</text:p>
          </table:table-cell>
          <table:table-cell table:formula="of:=COM.MICROSOFT.CONCAT(&quot;L &quot;;[.A52];&quot;, &quot;;[.B52];&quot; &quot;)" office:value-type="string" office:string-value="L 921.294, 581.145 " calcext:value-type="string">
            <text:p>L 921.294, 581.145 </text:p>
          </table:table-cell>
          <table:table-cell table:number-columns-repeated="2"/>
        </table:table-row>
        <table:table-row table:style-name="ro1">
          <table:table-cell office:value-type="float" office:value="923.033" calcext:value-type="float">
            <text:p>923.033</text:p>
          </table:table-cell>
          <table:table-cell office:value-type="float" office:value="571.86" calcext:value-type="float">
            <text:p>571.86</text:p>
          </table:table-cell>
          <table:table-cell table:formula="of:=COM.MICROSOFT.CONCAT([.A53];&quot;, &quot;;[.B53])" office:value-type="string" office:string-value="923.033, 571.86" calcext:value-type="string">
            <text:p>923.033, 571.86</text:p>
          </table:table-cell>
          <table:table-cell table:formula="of:=COM.MICROSOFT.CONCAT(&quot;L &quot;;[.A53];&quot;, &quot;;[.B53];&quot; &quot;)" office:value-type="string" office:string-value="L 923.033, 571.86 " calcext:value-type="string">
            <text:p>L 923.033, 571.86 </text:p>
          </table:table-cell>
          <table:table-cell table:number-columns-repeated="2"/>
        </table:table-row>
        <table:table-row table:style-name="ro1">
          <table:table-cell office:value-type="float" office:value="925.306" calcext:value-type="float">
            <text:p>925.306</text:p>
          </table:table-cell>
          <table:table-cell office:value-type="float" office:value="564.777" calcext:value-type="float">
            <text:p>564.777</text:p>
          </table:table-cell>
          <table:table-cell table:formula="of:=COM.MICROSOFT.CONCAT([.A54];&quot;, &quot;;[.B54])" office:value-type="string" office:string-value="925.306, 564.777" calcext:value-type="string">
            <text:p>925.306, 564.777</text:p>
          </table:table-cell>
          <table:table-cell table:formula="of:=COM.MICROSOFT.CONCAT(&quot;L &quot;;[.A54];&quot;, &quot;;[.B54];&quot; &quot;)" office:value-type="string" office:string-value="L 925.306, 564.777 " calcext:value-type="string">
            <text:p>L 925.306, 564.777 </text:p>
          </table:table-cell>
          <table:table-cell table:number-columns-repeated="2"/>
        </table:table-row>
        <table:table-row table:style-name="ro1">
          <table:table-cell office:value-type="float" office:value="927.478" calcext:value-type="float">
            <text:p>927.478</text:p>
          </table:table-cell>
          <table:table-cell office:value-type="float" office:value="556.019" calcext:value-type="float">
            <text:p>556.019</text:p>
          </table:table-cell>
          <table:table-cell table:formula="of:=COM.MICROSOFT.CONCAT([.A55];&quot;, &quot;;[.B55])" office:value-type="string" office:string-value="927.478, 556.019" calcext:value-type="string">
            <text:p>927.478, 556.019</text:p>
          </table:table-cell>
          <table:table-cell table:formula="of:=COM.MICROSOFT.CONCAT(&quot;L &quot;;[.A55];&quot;, &quot;;[.B55];&quot; &quot;)" office:value-type="string" office:string-value="L 927.478, 556.019 " calcext:value-type="string">
            <text:p>L 927.478, 556.019 </text:p>
          </table:table-cell>
          <table:table-cell table:number-columns-repeated="2"/>
        </table:table-row>
        <table:table-row table:style-name="ro1">
          <table:table-cell office:value-type="float" office:value="929.662" calcext:value-type="float">
            <text:p>929.662</text:p>
          </table:table-cell>
          <table:table-cell office:value-type="float" office:value="547.69" calcext:value-type="float">
            <text:p>547.69</text:p>
          </table:table-cell>
          <table:table-cell table:formula="of:=COM.MICROSOFT.CONCAT([.A56];&quot;, &quot;;[.B56])" office:value-type="string" office:string-value="929.662, 547.69" calcext:value-type="string">
            <text:p>929.662, 547.69</text:p>
          </table:table-cell>
          <table:table-cell table:formula="of:=COM.MICROSOFT.CONCAT(&quot;L &quot;;[.A56];&quot;, &quot;;[.B56];&quot; &quot;)" office:value-type="string" office:string-value="L 929.662, 547.69 " calcext:value-type="string">
            <text:p>L 929.662, 547.69 </text:p>
          </table:table-cell>
          <table:table-cell table:number-columns-repeated="2"/>
        </table:table-row>
        <table:table-row table:style-name="ro1">
          <table:table-cell office:value-type="float" office:value="932.373" calcext:value-type="float">
            <text:p>932.373</text:p>
          </table:table-cell>
          <table:table-cell office:value-type="float" office:value="539.647" calcext:value-type="float">
            <text:p>539.647</text:p>
          </table:table-cell>
          <table:table-cell table:formula="of:=COM.MICROSOFT.CONCAT([.A57];&quot;, &quot;;[.B57])" office:value-type="string" office:string-value="932.373, 539.647" calcext:value-type="string">
            <text:p>932.373, 539.647</text:p>
          </table:table-cell>
          <table:table-cell table:formula="of:=COM.MICROSOFT.CONCAT(&quot;L &quot;;[.A57];&quot;, &quot;;[.B57];&quot; &quot;)" office:value-type="string" office:string-value="L 932.373, 539.647 " calcext:value-type="string">
            <text:p>L 932.373, 539.647 </text:p>
          </table:table-cell>
          <table:table-cell table:number-columns-repeated="2"/>
        </table:table-row>
        <table:table-row table:style-name="ro1">
          <table:table-cell office:value-type="float" office:value="933.87" calcext:value-type="float">
            <text:p>933.87</text:p>
          </table:table-cell>
          <table:table-cell office:value-type="float" office:value="531.033" calcext:value-type="float">
            <text:p>531.033</text:p>
          </table:table-cell>
          <table:table-cell table:formula="of:=COM.MICROSOFT.CONCAT([.A58];&quot;, &quot;;[.B58])" office:value-type="string" office:string-value="933.87, 531.033" calcext:value-type="string">
            <text:p>933.87, 531.033</text:p>
          </table:table-cell>
          <table:table-cell table:formula="of:=COM.MICROSOFT.CONCAT(&quot;L &quot;;[.A58];&quot;, &quot;;[.B58];&quot; &quot;)" office:value-type="string" office:string-value="L 933.87, 531.033 " calcext:value-type="string">
            <text:p>L 933.87, 531.033 </text:p>
          </table:table-cell>
          <table:table-cell table:number-columns-repeated="2"/>
        </table:table-row>
        <table:table-row table:style-name="ro1">
          <table:table-cell office:value-type="float" office:value="936.51" calcext:value-type="float">
            <text:p>936.51</text:p>
          </table:table-cell>
          <table:table-cell office:value-type="float" office:value="522.037" calcext:value-type="float">
            <text:p>522.037</text:p>
          </table:table-cell>
          <table:table-cell table:formula="of:=COM.MICROSOFT.CONCAT([.A59];&quot;, &quot;;[.B59])" office:value-type="string" office:string-value="936.51, 522.037" calcext:value-type="string">
            <text:p>936.51, 522.037</text:p>
          </table:table-cell>
          <table:table-cell table:formula="of:=COM.MICROSOFT.CONCAT(&quot;L &quot;;[.A59];&quot;, &quot;;[.B59];&quot; &quot;)" office:value-type="string" office:string-value="L 936.51, 522.037 " calcext:value-type="string">
            <text:p>L 936.51, 522.037 </text:p>
          </table:table-cell>
          <table:table-cell table:number-columns-repeated="2"/>
        </table:table-row>
        <table:table-row table:style-name="ro1">
          <table:table-cell office:value-type="float" office:value="938.425" calcext:value-type="float">
            <text:p>938.425</text:p>
          </table:table-cell>
          <table:table-cell office:value-type="float" office:value="511.018" calcext:value-type="float">
            <text:p>511.018</text:p>
          </table:table-cell>
          <table:table-cell table:formula="of:=COM.MICROSOFT.CONCAT([.A60];&quot;, &quot;;[.B60])" office:value-type="string" office:string-value="938.425, 511.018" calcext:value-type="string">
            <text:p>938.425, 511.018</text:p>
          </table:table-cell>
          <table:table-cell table:formula="of:=COM.MICROSOFT.CONCAT(&quot;L &quot;;[.A60];&quot;, &quot;;[.B60];&quot; &quot;)" office:value-type="string" office:string-value="L 938.425, 511.018 " calcext:value-type="string">
            <text:p>L 938.425, 511.018 </text:p>
          </table:table-cell>
          <table:table-cell table:number-columns-repeated="2"/>
        </table:table-row>
        <table:table-row table:style-name="ro1">
          <table:table-cell office:value-type="float" office:value="938.94" calcext:value-type="float">
            <text:p>938.94</text:p>
          </table:table-cell>
          <table:table-cell office:value-type="float" office:value="497.422" calcext:value-type="float">
            <text:p>497.422</text:p>
          </table:table-cell>
          <table:table-cell table:formula="of:=COM.MICROSOFT.CONCAT([.A61];&quot;, &quot;;[.B61])" office:value-type="string" office:string-value="938.94, 497.422" calcext:value-type="string">
            <text:p>938.94, 497.422</text:p>
          </table:table-cell>
          <table:table-cell table:formula="of:=COM.MICROSOFT.CONCAT(&quot;L &quot;;[.A61];&quot;, &quot;;[.B61];&quot; &quot;)" office:value-type="string" office:string-value="L 938.94, 497.422 " calcext:value-type="string">
            <text:p>L 938.94, 497.422 </text:p>
          </table:table-cell>
          <table:table-cell table:number-columns-repeated="2"/>
        </table:table-row>
        <table:table-row table:style-name="ro1">
          <table:table-cell office:value-type="float" office:value="940.456" calcext:value-type="float">
            <text:p>940.456</text:p>
          </table:table-cell>
          <table:table-cell office:value-type="float" office:value="489.957" calcext:value-type="float">
            <text:p>489.957</text:p>
          </table:table-cell>
          <table:table-cell table:formula="of:=COM.MICROSOFT.CONCAT([.A62];&quot;, &quot;;[.B62])" office:value-type="string" office:string-value="940.456, 489.957" calcext:value-type="string">
            <text:p>940.456, 489.957</text:p>
          </table:table-cell>
          <table:table-cell table:formula="of:=COM.MICROSOFT.CONCAT(&quot;L &quot;;[.A62];&quot;, &quot;;[.B62];&quot; &quot;)" office:value-type="string" office:string-value="L 940.456, 489.957 " calcext:value-type="string">
            <text:p>L 940.456, 489.957 </text:p>
          </table:table-cell>
          <table:table-cell table:number-columns-repeated="2"/>
        </table:table-row>
        <table:table-row table:style-name="ro1">
          <table:table-cell office:value-type="float" office:value="941.585" calcext:value-type="float">
            <text:p>941.585</text:p>
          </table:table-cell>
          <table:table-cell office:value-type="float" office:value="480.098" calcext:value-type="float">
            <text:p>480.098</text:p>
          </table:table-cell>
          <table:table-cell table:formula="of:=COM.MICROSOFT.CONCAT([.A63];&quot;, &quot;;[.B63])" office:value-type="string" office:string-value="941.585, 480.098" calcext:value-type="string">
            <text:p>941.585, 480.098</text:p>
          </table:table-cell>
          <table:table-cell table:formula="of:=COM.MICROSOFT.CONCAT(&quot;L &quot;;[.A63];&quot;, &quot;;[.B63];&quot; &quot;)" office:value-type="string" office:string-value="L 941.585, 480.098 " calcext:value-type="string">
            <text:p>L 941.585, 480.098 </text:p>
          </table:table-cell>
          <table:table-cell table:number-columns-repeated="2"/>
        </table:table-row>
        <table:table-row table:style-name="ro1">
          <table:table-cell office:value-type="float" office:value="942.503" calcext:value-type="float">
            <text:p>942.503</text:p>
          </table:table-cell>
          <table:table-cell office:value-type="float" office:value="467.935" calcext:value-type="float">
            <text:p>467.935</text:p>
          </table:table-cell>
          <table:table-cell table:formula="of:=COM.MICROSOFT.CONCAT([.A64];&quot;, &quot;;[.B64])" office:value-type="string" office:string-value="942.503, 467.935" calcext:value-type="string">
            <text:p>942.503, 467.935</text:p>
          </table:table-cell>
          <table:table-cell table:formula="of:=COM.MICROSOFT.CONCAT(&quot;L &quot;;[.A64];&quot;, &quot;;[.B64];&quot; &quot;)" office:value-type="string" office:string-value="L 942.503, 467.935 " calcext:value-type="string">
            <text:p>L 942.503, 467.935 </text:p>
          </table:table-cell>
          <table:table-cell table:number-columns-repeated="2"/>
        </table:table-row>
        <table:table-row table:style-name="ro1">
          <table:table-cell office:value-type="float" office:value="942.335" calcext:value-type="float">
            <text:p>942.335</text:p>
          </table:table-cell>
          <table:table-cell office:value-type="float" office:value="457.498" calcext:value-type="float">
            <text:p>457.498</text:p>
          </table:table-cell>
          <table:table-cell table:formula="of:=COM.MICROSOFT.CONCAT([.A65];&quot;, &quot;;[.B65])" office:value-type="string" office:string-value="942.335, 457.498" calcext:value-type="string">
            <text:p>942.335, 457.498</text:p>
          </table:table-cell>
          <table:table-cell table:formula="of:=COM.MICROSOFT.CONCAT(&quot;L &quot;;[.A65];&quot;, &quot;;[.B65];&quot; &quot;)" office:value-type="string" office:string-value="L 942.335, 457.498 " calcext:value-type="string">
            <text:p>L 942.335, 457.498 </text:p>
          </table:table-cell>
          <table:table-cell table:number-columns-repeated="2"/>
        </table:table-row>
        <table:table-row table:style-name="ro1">
          <table:table-cell office:value-type="float" office:value="942.324" calcext:value-type="float">
            <text:p>942.324</text:p>
          </table:table-cell>
          <table:table-cell office:value-type="float" office:value="347.864" calcext:value-type="float">
            <text:p>347.864</text:p>
          </table:table-cell>
          <table:table-cell table:formula="of:=COM.MICROSOFT.CONCAT([.A66];&quot;, &quot;;[.B66])" office:value-type="string" office:string-value="942.324, 347.864" calcext:value-type="string">
            <text:p>942.324, 347.864</text:p>
          </table:table-cell>
          <table:table-cell table:formula="of:=COM.MICROSOFT.CONCAT(&quot;L &quot;;[.A66];&quot;, &quot;;[.B66];&quot; &quot;)" office:value-type="string" office:string-value="L 942.324, 347.864 " calcext:value-type="string">
            <text:p>L 942.324, 347.864 </text:p>
          </table:table-cell>
          <table:table-cell table:number-columns-repeated="2"/>
        </table:table-row>
      </table:table>
      <table:table table:name="SupportsMass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0" office:value-type="string" calcext:value-type="string">
            <text:p>Support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arrondi</text:p>
          </table:table-cell>
          <table:table-cell office:value-type="string" calcext:value-type="string">
            <text:p>y arrondi</text:p>
          </table:table-cell>
          <table:table-cell office:value-type="string" calcext:value-type="string">
            <text:p>|dx|</text:p>
          </table:table-cell>
          <table:table-cell office:value-type="string" calcext:value-type="string">
            <text:p>|dy|</text:p>
          </table:table-cell>
        </table:table-row>
        <table:table-row table:style-name="ro1">
          <table:table-cell office:value-type="float" office:value="71.326" calcext:value-type="float">
            <text:p>71.326</text:p>
          </table:table-cell>
          <table:table-cell office:value-type="float" office:value="688.151" calcext:value-type="float">
            <text:p>688.151</text:p>
          </table:table-cell>
          <table:table-cell table:formula="of:=ROUND([.A3])" office:value-type="float" office:value="71" calcext:value-type="float">
            <text:p>71</text:p>
          </table:table-cell>
          <table:table-cell table:formula="of:=ROUND([.B3])" office:value-type="float" office:value="688" calcext:value-type="float">
            <text:p>688</text:p>
          </table:table-cell>
          <table:table-cell table:formula="of:=ABS([.C3]-[.C4])" office:value-type="float" office:value="229" calcext:value-type="float">
            <text:p>229</text:p>
          </table:table-cell>
          <table:table-cell table:formula="of:=ABS([.D3]-[.D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.164" calcext:value-type="float">
            <text:p>300.164</text:p>
          </table:table-cell>
          <table:table-cell office:value-type="float" office:value="688.014" calcext:value-type="float">
            <text:p>688.014</text:p>
          </table:table-cell>
          <table:table-cell table:formula="of:=ROUND([.A4])" office:value-type="float" office:value="300" calcext:value-type="float">
            <text:p>300</text:p>
          </table:table-cell>
          <table:table-cell table:formula="of:=ROUND([.B4])" office:value-type="float" office:value="688" calcext:value-type="float">
            <text:p>688</text:p>
          </table:table-cell>
          <table:table-cell table:formula="of:=ABS([.C4]-[.C5])" office:value-type="float" office:value="0" calcext:value-type="float">
            <text:p>0</text:p>
          </table:table-cell>
          <table:table-cell table:formula="of:=ABS([.D4]-[.D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.286" calcext:value-type="float">
            <text:p>300.286</text:p>
          </table:table-cell>
          <table:table-cell office:value-type="float" office:value="697.834" calcext:value-type="float">
            <text:p>697.834</text:p>
          </table:table-cell>
          <table:table-cell table:formula="of:=ROUND([.A5])" office:value-type="float" office:value="300" calcext:value-type="float">
            <text:p>300</text:p>
          </table:table-cell>
          <table:table-cell table:formula="of:=ROUND([.B5])" office:value-type="float" office:value="698" calcext:value-type="float">
            <text:p>698</text:p>
          </table:table-cell>
          <table:table-cell table:formula="of:=ABS([.C5]-[.C6])" office:value-type="float" office:value="229" calcext:value-type="float">
            <text:p>229</text:p>
          </table:table-cell>
          <table:table-cell table:formula="of:=ABS([.D5]-[.D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256" calcext:value-type="float">
            <text:p>71.256</text:p>
          </table:table-cell>
          <table:table-cell office:value-type="float" office:value="697.955" calcext:value-type="float">
            <text:p>697.955</text:p>
          </table:table-cell>
          <table:table-cell table:formula="of:=ROUND([.A6])" office:value-type="float" office:value="71" calcext:value-type="float">
            <text:p>71</text:p>
          </table:table-cell>
          <table:table-cell table:formula="of:=ROUND([.B6])" office:value-type="float" office:value="698" calcext:value-type="float">
            <text:p>698</text:p>
          </table:table-cell>
          <table:table-cell table:formula="of:=ABS([.C6]-[.C3])" office:value-type="float" office:value="0" calcext:value-type="float">
            <text:p>0</text:p>
          </table:table-cell>
          <table:table-cell table:formula="of:=ABS([.D6]-[.D3]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0</text:p>
          </table:table-cell>
          <table:table-cell table:formula="of:=MIN([.C3:.C6])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0</text:p>
          </table:table-cell>
          <table:table-cell table:formula="of:=MIN([.D3:.D6])"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ur</text:p>
          </table:table-cell>
          <table:table-cell table:formula="of:=MAX([.E3:.E6])"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eur</text:p>
          </table:table-cell>
          <table:table-cell table:formula="of:=MAX([.F3:.F6])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0" office:value-type="string" calcext:value-type="string">
            <text:p>Support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arrondi</text:p>
          </table:table-cell>
          <table:table-cell office:value-type="string" calcext:value-type="string">
            <text:p>y arrondi</text:p>
          </table:table-cell>
          <table:table-cell office:value-type="string" calcext:value-type="string">
            <text:p>|dx|</text:p>
          </table:table-cell>
          <table:table-cell office:value-type="string" calcext:value-type="string">
            <text:p>|dy|</text:p>
          </table:table-cell>
        </table:table-row>
        <table:table-row table:style-name="ro1">
          <table:table-cell office:value-type="float" office:value="71.314" calcext:value-type="float">
            <text:p>71.314</text:p>
          </table:table-cell>
          <table:table-cell office:value-type="float" office:value="495.814" calcext:value-type="float">
            <text:p>495.814</text:p>
          </table:table-cell>
          <table:table-cell table:formula="of:=ROUND([.A16])" office:value-type="float" office:value="71" calcext:value-type="float">
            <text:p>71</text:p>
          </table:table-cell>
          <table:table-cell table:formula="of:=ROUND([.B16])" office:value-type="float" office:value="496" calcext:value-type="float">
            <text:p>496</text:p>
          </table:table-cell>
          <table:table-cell table:formula="of:=ABS([.C16]-[.C17])" office:value-type="float" office:value="0" calcext:value-type="float">
            <text:p>0</text:p>
          </table:table-cell>
          <table:table-cell table:formula="of:=ABS([.D16]-[.D1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084" calcext:value-type="float">
            <text:p>71.084</text:p>
          </table:table-cell>
          <table:table-cell office:value-type="float" office:value="506.028" calcext:value-type="float">
            <text:p>506.028</text:p>
          </table:table-cell>
          <table:table-cell table:formula="of:=ROUND([.A17])" office:value-type="float" office:value="71" calcext:value-type="float">
            <text:p>71</text:p>
          </table:table-cell>
          <table:table-cell table:formula="of:=ROUND([.B17])" office:value-type="float" office:value="506" calcext:value-type="float">
            <text:p>506</text:p>
          </table:table-cell>
          <table:table-cell table:formula="of:=ABS([.C17]-[.C18])" office:value-type="float" office:value="229" calcext:value-type="float">
            <text:p>229</text:p>
          </table:table-cell>
          <table:table-cell table:formula="of:=ABS([.D17]-[.D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.926" calcext:value-type="float">
            <text:p>299.926</text:p>
          </table:table-cell>
          <table:table-cell office:value-type="float" office:value="505.88" calcext:value-type="float">
            <text:p>505.88</text:p>
          </table:table-cell>
          <table:table-cell table:formula="of:=ROUND([.A18])" office:value-type="float" office:value="300" calcext:value-type="float">
            <text:p>300</text:p>
          </table:table-cell>
          <table:table-cell table:formula="of:=ROUND([.B18])" office:value-type="float" office:value="506" calcext:value-type="float">
            <text:p>506</text:p>
          </table:table-cell>
          <table:table-cell table:formula="of:=ABS([.C18]-[.C19])" office:value-type="float" office:value="0" calcext:value-type="float">
            <text:p>0</text:p>
          </table:table-cell>
          <table:table-cell table:formula="of:=ABS([.D18]-[.D1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.008" calcext:value-type="float">
            <text:p>300.008</text:p>
          </table:table-cell>
          <table:table-cell office:value-type="float" office:value="496.056" calcext:value-type="float">
            <text:p>496.056</text:p>
          </table:table-cell>
          <table:table-cell table:formula="of:=ROUND([.A19])" office:value-type="float" office:value="300" calcext:value-type="float">
            <text:p>300</text:p>
          </table:table-cell>
          <table:table-cell table:formula="of:=ROUND([.B19])" office:value-type="float" office:value="496" calcext:value-type="float">
            <text:p>496</text:p>
          </table:table-cell>
          <table:table-cell table:formula="of:=ABS([.C19]-[.C16])" office:value-type="float" office:value="229" calcext:value-type="float">
            <text:p>229</text:p>
          </table:table-cell>
          <table:table-cell table:formula="of:=ABS([.D19]-[.D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0</text:p>
          </table:table-cell>
          <table:table-cell table:formula="of:=MIN([.C16:.C19])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0</text:p>
          </table:table-cell>
          <table:table-cell table:formula="of:=MIN([.D16:.D19])"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ur</text:p>
          </table:table-cell>
          <table:table-cell table:formula="of:=MAX([.E16:.E19])"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eur</text:p>
          </table:table-cell>
          <table:table-cell table:formula="of:=MAX([.F16:.F19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0" office:value-type="string" calcext:value-type="string">
            <text:p>Masses sur piston (coin HG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arrondi</text:p>
          </table:table-cell>
          <table:table-cell table:number-columns-repeated="3"/>
        </table:table-row>
        <table:table-row table:style-name="ro1">
          <table:table-cell office:value-type="float" office:value="677.361" calcext:value-type="float">
            <text:p>677.361</text:p>
          </table:table-cell>
          <table:table-cell office:value-type="float" office:value="165.164" calcext:value-type="float">
            <text:p>165.164</text:p>
          </table:table-cell>
          <table:table-cell table:formula="of:=ROUND([.A28])" office:value-type="float" office:value="677" calcext:value-type="float">
            <text:p>677</text:p>
          </table:table-cell>
          <table:table-cell table:number-columns-repeated="3"/>
        </table:table-row>
        <table:table-row table:style-name="ro1">
          <table:table-cell office:value-type="float" office:value="719.298" calcext:value-type="float">
            <text:p>719.298</text:p>
          </table:table-cell>
          <table:table-cell office:value-type="float" office:value="165.289" calcext:value-type="float">
            <text:p>165.289</text:p>
          </table:table-cell>
          <table:table-cell table:formula="of:=ROUND([.A29])" office:value-type="float" office:value="719" calcext:value-type="float">
            <text:p>719</text:p>
          </table:table-cell>
          <table:table-cell table:number-columns-repeated="3"/>
        </table:table-row>
        <table:table-row table:style-name="ro1">
          <table:table-cell office:value-type="float" office:value="631.407" calcext:value-type="float">
            <text:p>631.407</text:p>
          </table:table-cell>
          <table:table-cell office:value-type="float" office:value="154.438" calcext:value-type="float">
            <text:p>154.438</text:p>
          </table:table-cell>
          <table:table-cell table:formula="of:=ROUND([.A30])"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755.419" calcext:value-type="float">
            <text:p>755.419</text:p>
          </table:table-cell>
          <table:table-cell office:value-type="float" office:value="154.348" calcext:value-type="float">
            <text:p>154.348</text:p>
          </table:table-cell>
          <table:table-cell table:formula="of:=ROUND([.A31])"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float" office:value="669.446" calcext:value-type="float">
            <text:p>669.446</text:p>
          </table:table-cell>
          <table:table-cell office:value-type="float" office:value="145.434" calcext:value-type="float">
            <text:p>145.434</text:p>
          </table:table-cell>
          <table:table-cell table:formula="of:=ROUND([.A32])"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708.95" calcext:value-type="float">
            <text:p>708.95</text:p>
          </table:table-cell>
          <table:table-cell office:value-type="float" office:value="145.122" calcext:value-type="float">
            <text:p>145.122</text:p>
          </table:table-cell>
          <table:table-cell table:formula="of:=ROUND([.A33])" office:value-type="float" office:value="709" calcext:value-type="float">
            <text:p>709</text:p>
          </table:table-cell>
          <table:table-cell table:number-columns-repeated="3"/>
        </table:table-row>
        <table:table-row table:style-name="ro1">
          <table:table-cell office:value-type="float" office:value="623.629" calcext:value-type="float">
            <text:p>623.629</text:p>
          </table:table-cell>
          <table:table-cell office:value-type="float" office:value="133.135" calcext:value-type="float">
            <text:p>133.135</text:p>
          </table:table-cell>
          <table:table-cell table:formula="of:=ROUND([.A34])"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744.562" calcext:value-type="float">
            <text:p>744.562</text:p>
          </table:table-cell>
          <table:table-cell office:value-type="float" office:value="133.431" calcext:value-type="float">
            <text:p>133.431</text:p>
          </table:table-cell>
          <table:table-cell table:formula="of:=ROUND([.A35])" office:value-type="float" office:value="745" calcext:value-type="float">
            <text:p>745</text:p>
          </table:table-cell>
          <table:table-cell table:number-columns-repeated="3"/>
        </table:table-row>
        <table:table-row table:style-name="ro1">
          <table:table-cell office:value-type="float" office:value="641.357" calcext:value-type="float">
            <text:p>641.357</text:p>
          </table:table-cell>
          <table:table-cell office:value-type="float" office:value="117.165" calcext:value-type="float">
            <text:p>117.165</text:p>
          </table:table-cell>
          <table:table-cell table:formula="of:=ROUND([.A36])"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float" office:value="721.134" calcext:value-type="float">
            <text:p>721.134</text:p>
          </table:table-cell>
          <table:table-cell office:value-type="float" office:value="117.149" calcext:value-type="float">
            <text:p>117.149</text:p>
          </table:table-cell>
          <table:table-cell table:formula="of:=ROUND([.A37])" office:value-type="float" office:value="721" calcext:value-type="float">
            <text:p>721</text:p>
          </table:table-cell>
          <table:table-cell table:number-columns-repeated="3"/>
        </table:table-row>
      </table:table>
      <table:table table:name="Reservoi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0" office:value-type="string" calcext:value-type="string">
            <text:p>Support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arrondi</text:p>
          </table:table-cell>
          <table:table-cell office:value-type="string" calcext:value-type="string">
            <text:p>y arrondi</text:p>
          </table:table-cell>
          <table:table-cell office:value-type="string" calcext:value-type="string">
            <text:p>|dx|</text:p>
          </table:table-cell>
          <table:table-cell office:value-type="string" calcext:value-type="string">
            <text:p>|dy|</text:p>
          </table:table-cell>
        </table:table-row>
        <table:table-row table:style-name="ro1">
          <table:table-cell office:value-type="float" office:value="429.532" calcext:value-type="float">
            <text:p>429.532</text:p>
          </table:table-cell>
          <table:table-cell office:value-type="float" office:value="397.035" calcext:value-type="float">
            <text:p>397.035</text:p>
          </table:table-cell>
          <table:table-cell table:formula="of:=ROUND([.A3])" office:value-type="float" office:value="430" calcext:value-type="float">
            <text:p>430</text:p>
          </table:table-cell>
          <table:table-cell table:formula="of:=ROUND([.B3])" office:value-type="float" office:value="397" calcext:value-type="float">
            <text:p>397</text:p>
          </table:table-cell>
          <table:table-cell table:formula="of:=ABS([.C3]-[.C4])" office:value-type="float" office:value="1" calcext:value-type="float">
            <text:p>1</text:p>
          </table:table-cell>
          <table:table-cell table:formula="of:=ABS([.D3]-[.D4]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29.099" calcext:value-type="float">
            <text:p>429.099</text:p>
          </table:table-cell>
          <table:table-cell office:value-type="float" office:value="730.098" calcext:value-type="float">
            <text:p>730.098</text:p>
          </table:table-cell>
          <table:table-cell table:formula="of:=ROUND([.A4])" office:value-type="float" office:value="429" calcext:value-type="float">
            <text:p>429</text:p>
          </table:table-cell>
          <table:table-cell table:formula="of:=ROUND([.B4])" office:value-type="float" office:value="730" calcext:value-type="float">
            <text:p>730</text:p>
          </table:table-cell>
          <table:table-cell table:formula="of:=ABS([.C4]-[.C5])" office:value-type="float" office:value="547" calcext:value-type="float">
            <text:p>547</text:p>
          </table:table-cell>
          <table:table-cell table:formula="of:=ABS([.D4]-[.D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.229" calcext:value-type="float">
            <text:p>976.229</text:p>
          </table:table-cell>
          <table:table-cell office:value-type="float" office:value="729.571" calcext:value-type="float">
            <text:p>729.571</text:p>
          </table:table-cell>
          <table:table-cell table:formula="of:=ROUND([.A5])" office:value-type="float" office:value="976" calcext:value-type="float">
            <text:p>976</text:p>
          </table:table-cell>
          <table:table-cell table:formula="of:=ROUND([.B5])" office:value-type="float" office:value="730" calcext:value-type="float">
            <text:p>730</text:p>
          </table:table-cell>
          <table:table-cell table:formula="of:=ABS([.C5]-[.C6])" office:value-type="float" office:value="0" calcext:value-type="float">
            <text:p>0</text:p>
          </table:table-cell>
          <table:table-cell table:formula="of:=ABS([.D5]-[.D6]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976.311" calcext:value-type="float">
            <text:p>976.311</text:p>
          </table:table-cell>
          <table:table-cell office:value-type="float" office:value="396.723" calcext:value-type="float">
            <text:p>396.723</text:p>
          </table:table-cell>
          <table:table-cell table:formula="of:=ROUND([.A6])" office:value-type="float" office:value="976" calcext:value-type="float">
            <text:p>976</text:p>
          </table:table-cell>
          <table:table-cell table:formula="of:=ROUND([.B6])" office:value-type="float" office:value="397" calcext:value-type="float">
            <text:p>397</text:p>
          </table:table-cell>
          <table:table-cell table:formula="of:=ABS([.C6]-[.C3])" office:value-type="float" office:value="546" calcext:value-type="float">
            <text:p>546</text:p>
          </table:table-cell>
          <table:table-cell table:formula="of:=ABS([.D6]-[.D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0</text:p>
          </table:table-cell>
          <table:table-cell table:formula="of:=ROUND(([.A4]+[.A3])/2)"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0</text:p>
          </table:table-cell>
          <table:table-cell table:formula="of:=MIN([.D3:.D6])"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ur</text:p>
          </table:table-cell>
          <table:table-cell table:formula="of:=MAX([.E3:.E6])"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eur</text:p>
          </table:table-cell>
          <table:table-cell table:formula="of:=MAX([.F3:.F6])" office:value-type="float" office:value="333" calcext:value-type="float">
            <text:p>333</text:p>
          </table:table-cell>
          <table:table-cell table:number-columns-repeated="4"/>
        </table:table-row>
      </table:table>
      <table:table table:name="Cylindr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0" office:value-type="string" calcext:value-type="string">
            <text:p>Support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arrondi</text:p>
          </table:table-cell>
          <table:table-cell office:value-type="string" calcext:value-type="string">
            <text:p>y arrondi</text:p>
          </table:table-cell>
          <table:table-cell office:value-type="string" calcext:value-type="string">
            <text:p>|dx|</text:p>
          </table:table-cell>
          <table:table-cell office:value-type="string" calcext:value-type="string">
            <text:p>|dy|</text:p>
          </table:table-cell>
        </table:table-row>
        <table:table-row table:style-name="ro1">
          <table:table-cell office:value-type="float" office:value="665.863" calcext:value-type="float">
            <text:p>665.863</text:p>
          </table:table-cell>
          <table:table-cell office:value-type="float" office:value="396.594" calcext:value-type="float">
            <text:p>396.594</text:p>
          </table:table-cell>
          <table:table-cell table:formula="of:=ROUND([.A3])" office:value-type="float" office:value="666" calcext:value-type="float">
            <text:p>666</text:p>
          </table:table-cell>
          <table:table-cell table:formula="of:=ROUND([.B3])" office:value-type="float" office:value="397" calcext:value-type="float">
            <text:p>397</text:p>
          </table:table-cell>
          <table:table-cell table:formula="of:=ABS([.C3]-[.C4])" office:value-type="float" office:value="0" calcext:value-type="float">
            <text:p>0</text:p>
          </table:table-cell>
          <table:table-cell table:formula="of:=ABS([.D3]-[.D4])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66.149" calcext:value-type="float">
            <text:p>666.149</text:p>
          </table:table-cell>
          <table:table-cell office:value-type="float" office:value="698.709" calcext:value-type="float">
            <text:p>698.709</text:p>
          </table:table-cell>
          <table:table-cell table:formula="of:=ROUND([.A4])" office:value-type="float" office:value="666" calcext:value-type="float">
            <text:p>666</text:p>
          </table:table-cell>
          <table:table-cell table:formula="of:=ROUND([.B4])" office:value-type="float" office:value="699" calcext:value-type="float">
            <text:p>699</text:p>
          </table:table-cell>
          <table:table-cell table:formula="of:=ABS([.C4]-[.C5])" office:value-type="float" office:value="78" calcext:value-type="float">
            <text:p>78</text:p>
          </table:table-cell>
          <table:table-cell table:formula="of:=ABS([.D4]-[.D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.808" calcext:value-type="float">
            <text:p>743.808</text:p>
          </table:table-cell>
          <table:table-cell office:value-type="float" office:value="698.775" calcext:value-type="float">
            <text:p>698.775</text:p>
          </table:table-cell>
          <table:table-cell table:formula="of:=ROUND([.A5])" office:value-type="float" office:value="744" calcext:value-type="float">
            <text:p>744</text:p>
          </table:table-cell>
          <table:table-cell table:formula="of:=ROUND([.B5])" office:value-type="float" office:value="699" calcext:value-type="float">
            <text:p>699</text:p>
          </table:table-cell>
          <table:table-cell table:formula="of:=ABS([.C5]-[.C6])" office:value-type="float" office:value="0" calcext:value-type="float">
            <text:p>0</text:p>
          </table:table-cell>
          <table:table-cell table:formula="of:=ABS([.D5]-[.D6])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44.219" calcext:value-type="float">
            <text:p>744.219</text:p>
          </table:table-cell>
          <table:table-cell office:value-type="float" office:value="396.793" calcext:value-type="float">
            <text:p>396.793</text:p>
          </table:table-cell>
          <table:table-cell table:formula="of:=ROUND([.A6])" office:value-type="float" office:value="744" calcext:value-type="float">
            <text:p>744</text:p>
          </table:table-cell>
          <table:table-cell table:formula="of:=ROUND([.B6])" office:value-type="float" office:value="397" calcext:value-type="float">
            <text:p>397</text:p>
          </table:table-cell>
          <table:table-cell table:formula="of:=ABS([.C6]-[.C3])" office:value-type="float" office:value="78" calcext:value-type="float">
            <text:p>78</text:p>
          </table:table-cell>
          <table:table-cell table:formula="of:=ABS([.D6]-[.D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0</text:p>
          </table:table-cell>
          <table:table-cell table:formula="of:=ROUND(([.A4]+[.A3])/2)"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0</text:p>
          </table:table-cell>
          <table:table-cell table:formula="of:=MIN([.D3:.D6])"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ur</text:p>
          </table:table-cell>
          <table:table-cell table:formula="of:=MAX([.E3:.E6])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eur</text:p>
          </table:table-cell>
          <table:table-cell table:formula="of:=MAX([.F3:.F6])"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max</text:p>
          </table:table-cell>
          <table:table-cell table:formula="of:=MAX([.D3:.D6])" office:value-type="float" office:value="699" calcext:value-type="float">
            <text:p>699</text:p>
          </table:table-cell>
          <table:table-cell table:number-columns-repeated="4"/>
        </table:table-row>
      </table:table>
      <table:table table:name="Piston" table:style-name="ta1"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0" office:value-type="string" calcext:value-type="string">
            <text:p>Position intermediai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arrondi</text:p>
          </table:table-cell>
          <table:table-cell office:value-type="string" calcext:value-type="string">
            <text:p>y arrondi</text:p>
          </table:table-cell>
          <table:table-cell/>
          <table:table-cell office:value-type="string" calcext:value-type="string">
            <text:p>Ymax-ymin</text:p>
          </table:table-cell>
          <table:table-cell table:formula="of:=MAX([.D3:.D14])-MIN([.D3:.D14])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666.098" calcext:value-type="float">
            <text:p>666.098</text:p>
          </table:table-cell>
          <table:table-cell office:value-type="float" office:value="520.669" calcext:value-type="float">
            <text:p>520.669</text:p>
          </table:table-cell>
          <table:table-cell table:formula="of:=ROUND([.A3])" office:value-type="float" office:value="666" calcext:value-type="float">
            <text:p>666</text:p>
          </table:table-cell>
          <table:table-cell table:formula="of:=ROUND([.B3])" office:value-type="float" office:value="521" calcext:value-type="float">
            <text:p>521</text:p>
          </table:table-cell>
          <table:table-cell/>
          <table:table-cell office:value-type="string" calcext:value-type="string">
            <text:p>Epaisseur bas</text:p>
          </table:table-cell>
          <table:table-cell table:formula="of:=[.D14]-[.D1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5.602" calcext:value-type="float">
            <text:p>665.602</text:p>
          </table:table-cell>
          <table:table-cell office:value-type="float" office:value="501.865" calcext:value-type="float">
            <text:p>501.865</text:p>
          </table:table-cell>
          <table:table-cell table:formula="of:=ROUND([.A4])" office:value-type="float" office:value="666" calcext:value-type="float">
            <text:p>666</text:p>
          </table:table-cell>
          <table:table-cell table:formula="of:=ROUND([.B4])" office:value-type="float" office:value="502" calcext:value-type="float">
            <text:p>502</text:p>
          </table:table-cell>
          <table:table-cell/>
          <table:table-cell office:value-type="string" calcext:value-type="string">
            <text:p>Epaisseur haut</text:p>
          </table:table-cell>
          <table:table-cell table:formula="of:=[.D10]-[.D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6.675" calcext:value-type="float">
            <text:p>696.675</text:p>
          </table:table-cell>
          <table:table-cell office:value-type="float" office:value="501.772" calcext:value-type="float">
            <text:p>501.772</text:p>
          </table:table-cell>
          <table:table-cell table:formula="of:=ROUND([.A5])" office:value-type="float" office:value="697" calcext:value-type="float">
            <text:p>697</text:p>
          </table:table-cell>
          <table:table-cell table:formula="of:=ROUND([.B5])" office:value-type="float" office:value="502" calcext:value-type="float">
            <text:p>502</text:p>
          </table:table-cell>
          <table:table-cell/>
          <table:table-cell office:value-type="string" calcext:value-type="string">
            <text:p>ymax</text:p>
          </table:table-cell>
          <table:table-cell table:formula="of:=MAX([.D3:.D14])"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696.855" calcext:value-type="float">
            <text:p>696.855</text:p>
          </table:table-cell>
          <table:table-cell office:value-type="float" office:value="209.55" calcext:value-type="float">
            <text:p>209.55</text:p>
          </table:table-cell>
          <table:table-cell table:formula="of:=ROUND([.A6])" office:value-type="float" office:value="697" calcext:value-type="float">
            <text:p>697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ymax target</text:p>
          </table:table-cell>
          <table:table-cell table:formula="of:=[$Cylindre.B12]"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21.276" calcext:value-type="float">
            <text:p>621.276</text:p>
          </table:table-cell>
          <table:table-cell office:value-type="float" office:value="208.806" calcext:value-type="float">
            <text:p>208.806</text:p>
          </table:table-cell>
          <table:table-cell table:formula="of:=ROUND([.A7])" office:value-type="float" office:value="621" calcext:value-type="float">
            <text:p>62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dy</text:p>
          </table:table-cell>
          <table:table-cell table:formula="of:=[.G6]-[.G5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21.268" calcext:value-type="float">
            <text:p>621.268</text:p>
          </table:table-cell>
          <table:table-cell office:value-type="float" office:value="193.038" calcext:value-type="float">
            <text:p>193.038</text:p>
          </table:table-cell>
          <table:table-cell table:formula="of:=ROUND([.A8])" office:value-type="float" office:value="621" calcext:value-type="float">
            <text:p>621</text:p>
          </table:table-cell>
          <table:table-cell table:formula="of:=ROUND([.B8])" office:value-type="float" office:value="193" calcext:value-type="float">
            <text:p>193</text:p>
          </table:table-cell>
          <table:table-cell/>
          <table:table-cell office:value-type="string" calcext:value-type="string">
            <text:p>ymin</text:p>
          </table:table-cell>
          <table:table-cell table:formula="of:=MIN([.D3:.D14]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90.511" calcext:value-type="float">
            <text:p>790.511</text:p>
          </table:table-cell>
          <table:table-cell office:value-type="float" office:value="192.893" calcext:value-type="float">
            <text:p>192.893</text:p>
          </table:table-cell>
          <table:table-cell table:formula="of:=ROUND([.A9])" office:value-type="float" office:value="791" calcext:value-type="float">
            <text:p>791</text:p>
          </table:table-cell>
          <table:table-cell table:formula="of:=ROUND([.B9])"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790.511" calcext:value-type="float">
            <text:p>790.511</text:p>
          </table:table-cell>
          <table:table-cell office:value-type="float" office:value="209.097" calcext:value-type="float">
            <text:p>209.097</text:p>
          </table:table-cell>
          <table:table-cell table:formula="of:=ROUND([.A10])" office:value-type="float" office:value="791" calcext:value-type="float">
            <text:p>791</text:p>
          </table:table-cell>
          <table:table-cell table:formula="of:=ROUND([.B10])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715.386" calcext:value-type="float">
            <text:p>715.386</text:p>
          </table:table-cell>
          <table:table-cell office:value-type="float" office:value="209.687" calcext:value-type="float">
            <text:p>209.687</text:p>
          </table:table-cell>
          <table:table-cell table:formula="of:=ROUND([.A11])" office:value-type="float" office:value="715" calcext:value-type="float">
            <text:p>715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715.591" calcext:value-type="float">
            <text:p>715.591</text:p>
          </table:table-cell>
          <table:table-cell office:value-type="float" office:value="501.566" calcext:value-type="float">
            <text:p>501.566</text:p>
          </table:table-cell>
          <table:table-cell office:value-type="float" office:value="715" calcext:value-type="float">
            <text:p>715</text:p>
          </table:table-cell>
          <table:table-cell table:formula="of:=ROUND([.B12])"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744.423" calcext:value-type="float">
            <text:p>744.423</text:p>
          </table:table-cell>
          <table:table-cell office:value-type="float" office:value="501.566" calcext:value-type="float">
            <text:p>501.566</text:p>
          </table:table-cell>
          <table:table-cell table:formula="of:=ROUND([.A13])" office:value-type="float" office:value="744" calcext:value-type="float">
            <text:p>744</text:p>
          </table:table-cell>
          <table:table-cell table:formula="of:=ROUND([.B13])"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744.423" calcext:value-type="float">
            <text:p>744.423</text:p>
          </table:table-cell>
          <table:table-cell office:value-type="float" office:value="520.968" calcext:value-type="float">
            <text:p>520.968</text:p>
          </table:table-cell>
          <table:table-cell table:formula="of:=ROUND([.A14])" office:value-type="float" office:value="744" calcext:value-type="float">
            <text:p>744</text:p>
          </table:table-cell>
          <table:table-cell table:formula="of:=ROUND([.B14])"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0" office:value-type="string" calcext:value-type="string">
            <text:p>Piston en b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arrondi</text:p>
          </table:table-cell>
          <table:table-cell office:value-type="string" calcext:value-type="string">
            <text:p>y arrondi</text:p>
          </table:table-cell>
          <table:table-cell/>
          <table:table-cell office:value-type="string" calcext:value-type="string">
            <text:p>Ymax-ymin</text:p>
          </table:table-cell>
          <table:table-cell table:formula="of:=MAX([.D18:.D29])-MIN([.D18:.D29])" office:value-type="float" office:value="328" calcext:value-type="float">
            <text:p>328</text:p>
          </table:table-cell>
        </table:table-row>
        <table:table-row table:style-name="ro1">
          <table:table-cell table:number-columns-repeated="2"/>
          <table:table-cell table:formula="of:=[.C3]" office:value-type="float" office:value="666" calcext:value-type="float">
            <text:p>666</text:p>
          </table:table-cell>
          <table:table-cell table:formula="of:=[.D3]+[.$G$7]" office:value-type="float" office:value="699" calcext:value-type="float">
            <text:p>699</text:p>
          </table:table-cell>
          <table:table-cell/>
          <table:table-cell office:value-type="string" calcext:value-type="string">
            <text:p>Epaisseur bas</text:p>
          </table:table-cell>
          <table:table-cell table:formula="of:=[.D29]-[.D28]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table:formula="of:=[.C4]" office:value-type="float" office:value="666" calcext:value-type="float">
            <text:p>666</text:p>
          </table:table-cell>
          <table:table-cell table:formula="of:=[.D4]+[.$G$7]" office:value-type="float" office:value="680" calcext:value-type="float">
            <text:p>680</text:p>
          </table:table-cell>
          <table:table-cell/>
          <table:table-cell office:value-type="string" calcext:value-type="string">
            <text:p>Epaisseur haut</text:p>
          </table:table-cell>
          <table:table-cell table:formula="of:=[.D25]-[.D24]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formula="of:=[.C5]" office:value-type="float" office:value="697" calcext:value-type="float">
            <text:p>697</text:p>
          </table:table-cell>
          <table:table-cell table:formula="of:=[.D5]+[.$G$7]" office:value-type="float" office:value="680" calcext:value-type="float">
            <text:p>680</text:p>
          </table:table-cell>
          <table:table-cell/>
          <table:table-cell office:value-type="string" calcext:value-type="string">
            <text:p>ymax</text:p>
          </table:table-cell>
          <table:table-cell table:formula="of:=MAX([.D18:.D29])" office:value-type="float" office:value="699" calcext:value-type="float">
            <text:p>699</text:p>
          </table:table-cell>
        </table:table-row>
        <table:table-row table:style-name="ro1">
          <table:table-cell table:number-columns-repeated="2"/>
          <table:table-cell table:formula="of:=[.C6]" office:value-type="float" office:value="697" calcext:value-type="float">
            <text:p>697</text:p>
          </table:table-cell>
          <table:table-cell table:formula="of:=[.D6]+[.$G$7]" office:value-type="float" office:value="387" calcext:value-type="float">
            <text:p>387</text:p>
          </table:table-cell>
          <table:table-cell/>
          <table:table-cell office:value-type="string" calcext:value-type="string">
            <text:p>ymax target</text:p>
          </table:table-cell>
          <table:table-cell table:formula="of:=[$Cylindre.B12]" office:value-type="float" office:value="699" calcext:value-type="float">
            <text:p>699</text:p>
          </table:table-cell>
        </table:table-row>
        <table:table-row table:style-name="ro1">
          <table:table-cell table:number-columns-repeated="2"/>
          <table:table-cell table:formula="of:=[.C7]" office:value-type="float" office:value="621" calcext:value-type="float">
            <text:p>621</text:p>
          </table:table-cell>
          <table:table-cell table:formula="of:=[.D7]+[.$G$7]" office:value-type="float" office:value="387" calcext:value-type="float">
            <text:p>387</text:p>
          </table:table-cell>
          <table:table-cell/>
          <table:table-cell office:value-type="string" calcext:value-type="string">
            <text:p>dy</text:p>
          </table:table-cell>
          <table:table-cell table:formula="of:=[.G21]-[.G2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8]" office:value-type="float" office:value="621" calcext:value-type="float">
            <text:p>621</text:p>
          </table:table-cell>
          <table:table-cell table:formula="of:=[.D8]+[.$G$7]" office:value-type="float" office:value="371" calcext:value-type="float">
            <text:p>371</text:p>
          </table:table-cell>
          <table:table-cell/>
          <table:table-cell office:value-type="string" calcext:value-type="string">
            <text:p>ymin</text:p>
          </table:table-cell>
          <table:table-cell table:formula="of:=MIN([.D18:.D29])" office:value-type="float" office:value="371" calcext:value-type="float">
            <text:p>371</text:p>
          </table:table-cell>
        </table:table-row>
        <table:table-row table:style-name="ro1">
          <table:table-cell table:number-columns-repeated="2"/>
          <table:table-cell table:formula="of:=[.C9]" office:value-type="float" office:value="791" calcext:value-type="float">
            <text:p>791</text:p>
          </table:table-cell>
          <table:table-cell table:formula="of:=[.D9]+[.$G$7]"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]" office:value-type="float" office:value="791" calcext:value-type="float">
            <text:p>791</text:p>
          </table:table-cell>
          <table:table-cell table:formula="of:=[.D10]+[.$G$7]"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]" office:value-type="float" office:value="715" calcext:value-type="float">
            <text:p>715</text:p>
          </table:table-cell>
          <table:table-cell table:formula="of:=[.D11]+[.$G$7]"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]" office:value-type="float" office:value="715" calcext:value-type="float">
            <text:p>715</text:p>
          </table:table-cell>
          <table:table-cell table:formula="of:=[.D12]+[.$G$7]"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]" office:value-type="float" office:value="744" calcext:value-type="float">
            <text:p>744</text:p>
          </table:table-cell>
          <table:table-cell table:formula="of:=[.D13]+[.$G$7]"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]" office:value-type="float" office:value="744" calcext:value-type="float">
            <text:p>744</text:p>
          </table:table-cell>
          <table:table-cell table:formula="of:=[.D14]+[.$G$7]" office:value-type="float" office:value="699" calcext:value-type="float">
            <text:p>699</text:p>
          </table:table-cell>
          <table:table-cell table:number-columns-repeated="3"/>
        </table:table-row>
      </table:table>
      <table:table table:name="Masses" table:style-name="ta1">
        <table:table-column table:style-name="co5" table:default-cell-style-name="Default"/>
        <table:table-column table:style-name="co3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arrondi</text:p>
          </table:table-cell>
          <table:table-cell office:value-type="string" calcext:value-type="string">
            <text:p>y arrondi</text:p>
          </table:table-cell>
          <table:table-cell office:value-type="string" calcext:value-type="string">
            <text:p>|dx|</text:p>
          </table:table-cell>
          <table:table-cell office:value-type="string" calcext:value-type="string">
            <text:p>|dy|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8">
            <text:p>Masses bleues</text:p>
          </table:table-cell>
          <table:table-cell office:value-type="float" office:value="179.161" calcext:value-type="float">
            <text:p>179.161</text:p>
          </table:table-cell>
          <table:table-cell office:value-type="float" office:value="688" calcext:value-type="float">
            <text:p>688</text:p>
          </table:table-cell>
          <table:table-cell table:style-name="ce11" table:formula="of:=ROUND([.B4])" office:value-type="float" office:value="179" calcext:value-type="float">
            <text:p>179</text:p>
          </table:table-cell>
          <table:table-cell table:formula="of:=ROUND([.C4])" office:value-type="float" office:value="688" calcext:value-type="float">
            <text:p>688</text:p>
          </table:table-cell>
          <table:table-cell table:formula="of:=ABS([.D4]-[.D5])" office:value-type="float" office:value="0" calcext:value-type="float">
            <text:p>0</text:p>
          </table:table-cell>
          <table:table-cell table:style-name="ce11" table:formula="of:=ABS([.E4]-[.E5])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79.243" calcext:value-type="float">
            <text:p>179.243</text:p>
          </table:table-cell>
          <table:table-cell office:value-type="float" office:value="610.949" calcext:value-type="float">
            <text:p>610.949</text:p>
          </table:table-cell>
          <table:table-cell table:formula="of:=ROUND([.B5])" office:value-type="float" office:value="179" calcext:value-type="float">
            <text:p>179</text:p>
          </table:table-cell>
          <table:table-cell table:style-name="ce11" table:formula="of:=ROUND([.C5])" office:value-type="float" office:value="611" calcext:value-type="float">
            <text:p>611</text:p>
          </table:table-cell>
          <table:table-cell table:style-name="ce17" table:formula="of:=ABS([.D5]-[.D6])" office:value-type="float" office:value="55" calcext:value-type="float">
            <text:p>55</text:p>
          </table:table-cell>
          <table:table-cell table:formula="of:=ABS([.E5]-[.E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234.584" calcext:value-type="float">
            <text:p>234.584</text:p>
          </table:table-cell>
          <table:table-cell office:value-type="float" office:value="610.719" calcext:value-type="float">
            <text:p>610.719</text:p>
          </table:table-cell>
          <table:table-cell office:value-type="float" office:value="234" calcext:value-type="float">
            <text:p>234</text:p>
          </table:table-cell>
          <table:table-cell table:formula="of:=ROUND([.C6])" office:value-type="float" office:value="611" calcext:value-type="float">
            <text:p>611</text:p>
          </table:table-cell>
          <table:table-cell table:formula="of:=ABS([.D6]-[.D7])" office:value-type="float" office:value="0" calcext:value-type="float">
            <text:p>0</text:p>
          </table:table-cell>
          <table:table-cell table:formula="of:=ABS([.E6]-[.E7])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234.334" calcext:value-type="float">
            <text:p>234.334</text:p>
          </table:table-cell>
          <table:table-cell office:value-type="float" office:value="688" calcext:value-type="float">
            <text:p>688</text:p>
          </table:table-cell>
          <table:table-cell table:formula="of:=ROUND([.B7])" office:value-type="float" office:value="234" calcext:value-type="float">
            <text:p>234</text:p>
          </table:table-cell>
          <table:table-cell table:formula="of:=ROUND([.C7])" office:value-type="float" office:value="688" calcext:value-type="float">
            <text:p>688</text:p>
          </table:table-cell>
          <table:table-cell table:formula="of:=ABS([.D7]-[.D4])" office:value-type="float" office:value="55" calcext:value-type="float">
            <text:p>55</text:p>
          </table:table-cell>
          <table:table-cell table:formula="of:=ABS([.E7]-[.E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243.179" calcext:value-type="float">
            <text:p>243.179</text:p>
          </table:table-cell>
          <table:table-cell office:value-type="float" office:value="688" calcext:value-type="float">
            <text:p>688</text:p>
          </table:table-cell>
          <table:table-cell table:style-name="ce11" table:formula="of:=ROUND([.B8])" office:value-type="float" office:value="243" calcext:value-type="float">
            <text:p>243</text:p>
          </table:table-cell>
          <table:table-cell table:formula="of:=ROUND([.C8])" office:value-type="float" office:value="688" calcext:value-type="float">
            <text:p>688</text:p>
          </table:table-cell>
          <table:table-cell table:formula="of:=ABS([.D8]-[.D9])" office:value-type="float" office:value="0" calcext:value-type="float">
            <text:p>0</text:p>
          </table:table-cell>
          <table:table-cell table:formula="of:=ABS([.E8]-[.E9])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243.116" calcext:value-type="float">
            <text:p>243.116</text:p>
          </table:table-cell>
          <table:table-cell office:value-type="float" office:value="611.335" calcext:value-type="float">
            <text:p>611.335</text:p>
          </table:table-cell>
          <table:table-cell table:formula="of:=ROUND([.B9])" office:value-type="float" office:value="243" calcext:value-type="float">
            <text:p>243</text:p>
          </table:table-cell>
          <table:table-cell table:style-name="ce11" table:formula="of:=ROUND([.C9])" office:value-type="float" office:value="611" calcext:value-type="float">
            <text:p>611</text:p>
          </table:table-cell>
          <table:table-cell table:formula="of:=ABS([.D9]-[.D10])" office:value-type="float" office:value="54" calcext:value-type="float">
            <text:p>54</text:p>
          </table:table-cell>
          <table:table-cell table:formula="of:=ABS([.E9]-[.E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297.109" calcext:value-type="float">
            <text:p>297.109</text:p>
          </table:table-cell>
          <table:table-cell office:value-type="float" office:value="610.828" calcext:value-type="float">
            <text:p>610.828</text:p>
          </table:table-cell>
          <table:table-cell table:formula="of:=ROUND([.B10])" office:value-type="float" office:value="297" calcext:value-type="float">
            <text:p>297</text:p>
          </table:table-cell>
          <table:table-cell table:formula="of:=ROUND([.C10])" office:value-type="float" office:value="611" calcext:value-type="float">
            <text:p>611</text:p>
          </table:table-cell>
          <table:table-cell table:formula="of:=ABS([.D10]-[.D11])" office:value-type="float" office:value="0" calcext:value-type="float">
            <text:p>0</text:p>
          </table:table-cell>
          <table:table-cell table:formula="of:=ABS([.E10]-[.E11])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296.629" calcext:value-type="float">
            <text:p>296.629</text:p>
          </table:table-cell>
          <table:table-cell office:value-type="float" office:value="687.752" calcext:value-type="float">
            <text:p>687.752</text:p>
          </table:table-cell>
          <table:table-cell table:formula="of:=ROUND([.B11])" office:value-type="float" office:value="297" calcext:value-type="float">
            <text:p>297</text:p>
          </table:table-cell>
          <table:table-cell table:formula="of:=ROUND([.C11])" office:value-type="float" office:value="688" calcext:value-type="float">
            <text:p>688</text:p>
          </table:table-cell>
          <table:table-cell table:style-name="ce27" table:formula="of:=ABS([.D11]-[.D8])" office:value-type="float" office:value="54" calcext:value-type="float">
            <text:p>54</text:p>
          </table:table-cell>
          <table:table-cell table:formula="of:=ABS([.E11]-[.E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8">
            <text:p>Masses oranges</text:p>
          </table:table-cell>
          <table:table-cell table:style-name="ce15" office:value-type="float" office:value="74.065" calcext:value-type="float">
            <text:p>74.065</text:p>
          </table:table-cell>
          <table:table-cell table:style-name="ce15" office:value-type="float" office:value="626.969" calcext:value-type="float">
            <text:p>626.969</text:p>
          </table:table-cell>
          <table:table-cell table:style-name="ce16" table:formula="of:=ROUND([.B12])" office:value-type="float" office:value="74" calcext:value-type="float">
            <text:p>74</text:p>
          </table:table-cell>
          <table:table-cell table:style-name="ce16" table:formula="of:=ROUND([.C12])" office:value-type="float" office:value="627" calcext:value-type="float">
            <text:p>627</text:p>
          </table:table-cell>
          <table:table-cell table:style-name="ce16" table:formula="of:=ABS([.D12]-[.D13])" office:value-type="float" office:value="43" calcext:value-type="float">
            <text:p>43</text:p>
          </table:table-cell>
          <table:table-cell table:style-name="ce15" table:formula="of:=ABS([.E12]-[.E13])" office:value-type="float" office:value="0" calcext:value-type="float">
            <text:p>0</text:p>
          </table:table-cell>
          <table:table-cell table:style-name="ce15" table:number-columns-repeated="1017"/>
        </table:table-row>
        <table:table-row table:style-name="ro1">
          <table:covered-table-cell/>
          <table:table-cell office:value-type="float" office:value="117.1" calcext:value-type="float">
            <text:p>117.1</text:p>
          </table:table-cell>
          <table:table-cell office:value-type="float" office:value="627.001" calcext:value-type="float">
            <text:p>627.001</text:p>
          </table:table-cell>
          <table:table-cell table:formula="of:=ROUND([.B13])" office:value-type="float" office:value="117" calcext:value-type="float">
            <text:p>117</text:p>
          </table:table-cell>
          <table:table-cell table:formula="of:=ROUND([.C13])" office:value-type="float" office:value="627" calcext:value-type="float">
            <text:p>627</text:p>
          </table:table-cell>
          <table:table-cell table:formula="of:=ABS([.D13]-[.D14])" office:value-type="float" office:value="0" calcext:value-type="float">
            <text:p>0</text:p>
          </table:table-cell>
          <table:table-cell table:style-name="ce11" table:formula="of:=ABS([.E13]-[.E14])"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17.573" calcext:value-type="float">
            <text:p>117.573</text:p>
          </table:table-cell>
          <table:table-cell office:value-type="float" office:value="687.686" calcext:value-type="float">
            <text:p>687.686</text:p>
          </table:table-cell>
          <table:table-cell office:value-type="float" office:value="117" calcext:value-type="float">
            <text:p>117</text:p>
          </table:table-cell>
          <table:table-cell table:formula="of:=ROUND([.C14])" office:value-type="float" office:value="688" calcext:value-type="float">
            <text:p>688</text:p>
          </table:table-cell>
          <table:table-cell table:formula="of:=ABS([.D14]-[.D15])" office:value-type="float" office:value="43" calcext:value-type="float">
            <text:p>43</text:p>
          </table:table-cell>
          <table:table-cell table:formula="of:=ABS([.E14]-[.E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74.455" calcext:value-type="float">
            <text:p>74.455</text:p>
          </table:table-cell>
          <table:table-cell office:value-type="float" office:value="687.538" calcext:value-type="float">
            <text:p>687.538</text:p>
          </table:table-cell>
          <table:table-cell table:formula="of:=ROUND([.B15])" office:value-type="float" office:value="74" calcext:value-type="float">
            <text:p>74</text:p>
          </table:table-cell>
          <table:table-cell table:formula="of:=ROUND([.C15])" office:value-type="float" office:value="688" calcext:value-type="float">
            <text:p>688</text:p>
          </table:table-cell>
          <table:table-cell table:formula="of:=ABS([.D15]-[.D12])" office:value-type="float" office:value="0" calcext:value-type="float">
            <text:p>0</text:p>
          </table:table-cell>
          <table:table-cell table:formula="of:=ABS([.E15]-[.E12])"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24.339" calcext:value-type="float">
            <text:p>124.339</text:p>
          </table:table-cell>
          <table:table-cell office:value-type="float" office:value="626.743" calcext:value-type="float">
            <text:p>626.743</text:p>
          </table:table-cell>
          <table:table-cell table:style-name="ce11" table:formula="of:=ROUND([.B16])" office:value-type="float" office:value="124" calcext:value-type="float">
            <text:p>124</text:p>
          </table:table-cell>
          <table:table-cell table:style-name="ce11" table:formula="of:=ROUND([.C16])" office:value-type="float" office:value="627" calcext:value-type="float">
            <text:p>627</text:p>
          </table:table-cell>
          <table:table-cell table:formula="of:=ABS([.D16]-[.D17])" office:value-type="float" office:value="43" calcext:value-type="float">
            <text:p>43</text:p>
          </table:table-cell>
          <table:table-cell table:formula="of:=ABS([.E16]-[.E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67.386" calcext:value-type="float">
            <text:p>167.386</text:p>
          </table:table-cell>
          <table:table-cell office:value-type="float" office:value="627.001" calcext:value-type="float">
            <text:p>627.001</text:p>
          </table:table-cell>
          <table:table-cell table:formula="of:=ROUND([.B17])" office:value-type="float" office:value="167" calcext:value-type="float">
            <text:p>167</text:p>
          </table:table-cell>
          <table:table-cell table:formula="of:=ROUND([.C17])" office:value-type="float" office:value="627" calcext:value-type="float">
            <text:p>627</text:p>
          </table:table-cell>
          <table:table-cell table:formula="of:=ABS([.D17]-[.D18])" office:value-type="float" office:value="0" calcext:value-type="float">
            <text:p>0</text:p>
          </table:table-cell>
          <table:table-cell table:formula="of:=ABS([.E17]-[.E18])"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67.32" calcext:value-type="float">
            <text:p>167.32</text:p>
          </table:table-cell>
          <table:table-cell office:value-type="float" office:value="687.834" calcext:value-type="float">
            <text:p>687.834</text:p>
          </table:table-cell>
          <table:table-cell table:formula="of:=ROUND([.B18])" office:value-type="float" office:value="167" calcext:value-type="float">
            <text:p>167</text:p>
          </table:table-cell>
          <table:table-cell table:formula="of:=ROUND([.C18])" office:value-type="float" office:value="688" calcext:value-type="float">
            <text:p>688</text:p>
          </table:table-cell>
          <table:table-cell table:formula="of:=ABS([.D18]-[.D19])" office:value-type="float" office:value="43" calcext:value-type="float">
            <text:p>43</text:p>
          </table:table-cell>
          <table:table-cell table:formula="of:=ABS([.E18]-[.E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24.327" calcext:value-type="float">
            <text:p>124.327</text:p>
          </table:table-cell>
          <table:table-cell office:value-type="float" office:value="687.221" calcext:value-type="float">
            <text:p>687.221</text:p>
          </table:table-cell>
          <table:table-cell table:formula="of:=ROUND([.B19])" office:value-type="float" office:value="124" calcext:value-type="float">
            <text:p>124</text:p>
          </table:table-cell>
          <table:table-cell office:value-type="float" office:value="688" calcext:value-type="float">
            <text:p>688</text:p>
          </table:table-cell>
          <table:table-cell table:formula="of:=ABS([.D19]-[.D16])" office:value-type="float" office:value="0" calcext:value-type="float">
            <text:p>0</text:p>
          </table:table-cell>
          <table:table-cell table:formula="of:=ABS([.E19]-[.E16])"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Masses vertes</text:p>
          </table:table-cell>
          <table:table-cell table:style-name="ce15" office:value-type="float" office:value="90.305" calcext:value-type="float">
            <text:p>90.305</text:p>
          </table:table-cell>
          <table:table-cell table:style-name="ce15" office:value-type="float" office:value="467.935" calcext:value-type="float">
            <text:p>467.935</text:p>
          </table:table-cell>
          <table:table-cell table:style-name="ce15" table:formula="of:=ROUND([.B20])" office:value-type="float" office:value="90" calcext:value-type="float">
            <text:p>90</text:p>
          </table:table-cell>
          <table:table-cell table:style-name="ce15" table:formula="of:=ROUND([.C20])" office:value-type="float" office:value="468" calcext:value-type="float">
            <text:p>468</text:p>
          </table:table-cell>
          <table:table-cell table:style-name="ce15" table:formula="of:=[.B21]-[.B20]" office:value-type="float" office:value="18.544" calcext:value-type="float">
            <text:p>18.544</text:p>
          </table:table-cell>
          <table:table-cell table:style-name="ce15" table:number-columns-repeated="1018"/>
        </table:table-row>
        <table:table-row table:style-name="ro1">
          <table:covered-table-cell/>
          <table:table-cell office:value-type="float" office:value="108.849" calcext:value-type="float">
            <text:p>108.849</text:p>
          </table:table-cell>
          <table:table-cell office:value-type="float" office:value="467.908" calcext:value-type="float">
            <text:p>467.908</text:p>
          </table:table-cell>
          <table:table-cell table:formula="of:=ROUND([.B21])" office:value-type="float" office:value="109" calcext:value-type="float">
            <text:p>109</text:p>
          </table:table-cell>
          <table:table-cell table:formula="of:=ROUND([.C21])" office:value-type="float" office:value="468" calcext:value-type="float">
            <text:p>468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113.252" calcext:value-type="float">
            <text:p>113.252</text:p>
          </table:table-cell>
          <table:table-cell office:value-type="float" office:value="468.095" calcext:value-type="float">
            <text:p>468.095</text:p>
          </table:table-cell>
          <table:table-cell table:formula="of:=ROUND([.B22])" office:value-type="float" office:value="113" calcext:value-type="float">
            <text:p>113</text:p>
          </table:table-cell>
          <table:table-cell table:formula="of:=ROUND([.C22])" office:value-type="float" office:value="468" calcext:value-type="float">
            <text:p>468</text:p>
          </table:table-cell>
          <table:table-cell table:formula="of:=[.B23]-[.B22]" office:value-type="float" office:value="20.178" calcext:value-type="float">
            <text:p>20.178</text:p>
          </table:table-cell>
          <table:table-cell table:number-columns-repeated="1018"/>
        </table:table-row>
        <table:table-row table:style-name="ro1">
          <table:covered-table-cell/>
          <table:table-cell office:value-type="float" office:value="133.43" calcext:value-type="float">
            <text:p>133.43</text:p>
          </table:table-cell>
          <table:table-cell office:value-type="float" office:value="467.993" calcext:value-type="float">
            <text:p>467.993</text:p>
          </table:table-cell>
          <table:table-cell table:formula="of:=ROUND([.B23])" office:value-type="float" office:value="133" calcext:value-type="float">
            <text:p>133</text:p>
          </table:table-cell>
          <table:table-cell table:formula="of:=ROUND([.C23])" office:value-type="float" office:value="468" calcext:value-type="float">
            <text:p>46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4">
            <text:p>Roses</text:p>
          </table:table-cell>
          <table:table-cell table:style-name="ce15" office:value-type="float" office:value="147.251" calcext:value-type="float">
            <text:p>147.251</text:p>
          </table:table-cell>
          <table:table-cell table:style-name="ce15" office:value-type="float" office:value="457.869" calcext:value-type="float">
            <text:p>457.869</text:p>
          </table:table-cell>
          <table:table-cell table:formula="of:=ROUND([.B24])" office:value-type="float" office:value="147" calcext:value-type="float">
            <text:p>147</text:p>
          </table:table-cell>
          <table:table-cell table:formula="of:=ROUND([.C24])" office:value-type="float" office:value="458" calcext:value-type="float">
            <text:p>458</text:p>
          </table:table-cell>
          <table:table-cell table:style-name="ce15" table:formula="of:=[.B25]-[.B24]" office:value-type="float" office:value="26.808" calcext:value-type="float">
            <text:p>26.808</text:p>
          </table:table-cell>
          <table:table-cell table:style-name="ce15" table:number-columns-repeated="1018"/>
        </table:table-row>
        <table:table-row table:style-name="ro1">
          <table:covered-table-cell/>
          <table:table-cell office:value-type="float" office:value="174.059" calcext:value-type="float">
            <text:p>174.059</text:p>
          </table:table-cell>
          <table:table-cell office:value-type="float" office:value="458.287" calcext:value-type="float">
            <text:p>458.287</text:p>
          </table:table-cell>
          <table:table-cell table:formula="of:=ROUND([.B25])" office:value-type="float" office:value="174" calcext:value-type="float">
            <text:p>174</text:p>
          </table:table-cell>
          <table:table-cell table:formula="of:=ROUND([.C25])"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179.192" calcext:value-type="float">
            <text:p>179.192</text:p>
          </table:table-cell>
          <table:table-cell office:value-type="float" office:value="458.283" calcext:value-type="float">
            <text:p>458.283</text:p>
          </table:table-cell>
          <table:table-cell table:formula="of:=ROUND([.B26])" office:value-type="float" office:value="179" calcext:value-type="float">
            <text:p>179</text:p>
          </table:table-cell>
          <table:table-cell table:formula="of:=ROUND([.C26])" office:value-type="float" office:value="458" calcext:value-type="float">
            <text:p>458</text:p>
          </table:table-cell>
          <table:table-cell table:formula="of:=[.B27]-[.B26]" office:value-type="float" office:value="26.928" calcext:value-type="float">
            <text:p>26.928</text:p>
          </table:table-cell>
          <table:table-cell table:number-columns-repeated="1018"/>
        </table:table-row>
        <table:table-row table:style-name="ro1">
          <table:covered-table-cell/>
          <table:table-cell office:value-type="float" office:value="206.12" calcext:value-type="float">
            <text:p>206.12</text:p>
          </table:table-cell>
          <table:table-cell office:value-type="float" office:value="458.033" calcext:value-type="float">
            <text:p>458.033</text:p>
          </table:table-cell>
          <table:table-cell table:formula="of:=ROUND([.B27])" office:value-type="float" office:value="206" calcext:value-type="float">
            <text:p>206</text:p>
          </table:table-cell>
          <table:table-cell table:formula="of:=ROUND([.C27])"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4">
            <text:p>Rouges</text:p>
          </table:table-cell>
          <table:table-cell table:style-name="ce15" office:value-type="float" office:value="219.961" calcext:value-type="float">
            <text:p>219.961</text:p>
          </table:table-cell>
          <table:table-cell table:style-name="ce15" office:value-type="float" office:value="447.924" calcext:value-type="float">
            <text:p>447.924</text:p>
          </table:table-cell>
          <table:table-cell table:formula="of:=ROUND([.B28])" office:value-type="float" office:value="220" calcext:value-type="float">
            <text:p>220</text:p>
          </table:table-cell>
          <table:table-cell table:formula="of:=ROUND([.C28])" office:value-type="float" office:value="448" calcext:value-type="float">
            <text:p>448</text:p>
          </table:table-cell>
          <table:table-cell table:style-name="ce15" table:formula="of:=[.B29]-[.B28]" office:value-type="float" office:value="34.379" calcext:value-type="float">
            <text:p>34.379</text:p>
          </table:table-cell>
          <table:table-cell table:style-name="ce15" table:number-columns-repeated="1018"/>
        </table:table-row>
        <table:table-row table:style-name="ro1">
          <table:covered-table-cell/>
          <table:table-cell office:value-type="float" office:value="254.34" calcext:value-type="float">
            <text:p>254.34</text:p>
          </table:table-cell>
          <table:table-cell office:value-type="float" office:value="447.924" calcext:value-type="float">
            <text:p>447.924</text:p>
          </table:table-cell>
          <table:table-cell table:formula="of:=ROUND([.B29])" office:value-type="float" office:value="254" calcext:value-type="float">
            <text:p>254</text:p>
          </table:table-cell>
          <table:table-cell table:formula="of:=ROUND([.C29])" office:value-type="float" office:value="448" calcext:value-type="float">
            <text:p>448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260.528" calcext:value-type="float">
            <text:p>260.528</text:p>
          </table:table-cell>
          <table:table-cell office:value-type="float" office:value="448.154" calcext:value-type="float">
            <text:p>448.154</text:p>
          </table:table-cell>
          <table:table-cell table:formula="of:=ROUND([.B30])" office:value-type="float" office:value="261" calcext:value-type="float">
            <text:p>261</text:p>
          </table:table-cell>
          <table:table-cell table:formula="of:=ROUND([.C30])" office:value-type="float" office:value="448" calcext:value-type="float">
            <text:p>448</text:p>
          </table:table-cell>
          <table:table-cell table:formula="of:=[.B31]-[.B30]" office:value-type="float" office:value="33.362" calcext:value-type="float">
            <text:p>33.362</text:p>
          </table:table-cell>
          <table:table-cell table:number-columns-repeated="1018"/>
        </table:table-row>
        <table:table-row table:style-name="ro1">
          <table:covered-table-cell table:style-name="ce5"/>
          <table:table-cell table:style-name="ce14" office:value-type="float" office:value="293.89" calcext:value-type="float">
            <text:p>293.89</text:p>
          </table:table-cell>
          <table:table-cell table:style-name="ce14" office:value-type="float" office:value="447.908" calcext:value-type="float">
            <text:p>447.908</text:p>
          </table:table-cell>
          <table:table-cell table:formula="of:=ROUND([.B31])" office:value-type="float" office:value="294" calcext:value-type="float">
            <text:p>294</text:p>
          </table:table-cell>
          <table:table-cell table:formula="of:=ROUND([.C31])" office:value-type="float" office:value="448" calcext:value-type="float">
            <text:p>448</text:p>
          </table:table-cell>
          <table:table-cell table:style-name="ce14" table:number-columns-repeated="1019"/>
        </table:table-row>
      </table:table>
      <table:table table:name="Parametr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0" office:value-type="string" calcext:value-type="string">
            <text:p>Menu paramet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arrondi</text:p>
          </table:table-cell>
          <table:table-cell office:value-type="string" calcext:value-type="string">
            <text:p>y arrondi</text:p>
          </table:table-cell>
          <table:table-cell office:value-type="string" calcext:value-type="string">
            <text:p>|dx|</text:p>
          </table:table-cell>
          <table:table-cell office:value-type="string" calcext:value-type="string">
            <text:p>|dy|</text:p>
          </table:table-cell>
        </table:table-row>
        <table:table-row table:style-name="ro1">
          <table:table-cell office:value-type="float" office:value="1148.711" calcext:value-type="float">
            <text:p>1148.711</text:p>
          </table:table-cell>
          <table:table-cell office:value-type="float" office:value="19.405" calcext:value-type="float">
            <text:p>19.405</text:p>
          </table:table-cell>
          <table:table-cell table:formula="of:=ROUND([.A3])" office:value-type="float" office:value="1149" calcext:value-type="float">
            <text:p>1149</text:p>
          </table:table-cell>
          <table:table-cell office:value-type="float" office:value="20" calcext:value-type="float">
            <text:p>20</text:p>
          </table:table-cell>
          <table:table-cell table:formula="of:=ABS([.C3]-[.C4])" office:value-type="float" office:value="0" calcext:value-type="float">
            <text:p>0</text:p>
          </table:table-cell>
          <table:table-cell table:formula="of:=ABS([.D3]-[.D4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48.609" calcext:value-type="float">
            <text:p>1148.609</text:p>
          </table:table-cell>
          <table:table-cell office:value-type="float" office:value="76.951" calcext:value-type="float">
            <text:p>76.951</text:p>
          </table:table-cell>
          <table:table-cell table:formula="of:=ROUND([.A4])" office:value-type="float" office:value="1149" calcext:value-type="float">
            <text:p>1149</text:p>
          </table:table-cell>
          <table:table-cell table:formula="of:=ROUND([.B4])" office:value-type="float" office:value="77" calcext:value-type="float">
            <text:p>77</text:p>
          </table:table-cell>
          <table:table-cell table:formula="of:=ABS([.C4]-[.C5])" office:value-type="float" office:value="423" calcext:value-type="float">
            <text:p>423</text:p>
          </table:table-cell>
          <table:table-cell table:formula="of:=ABS([.D4]-[.D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.638" calcext:value-type="float">
            <text:p>1572.638</text:p>
          </table:table-cell>
          <table:table-cell office:value-type="float" office:value="76.846" calcext:value-type="float">
            <text:p>76.846</text:p>
          </table:table-cell>
          <table:table-cell office:value-type="float" office:value="1572" calcext:value-type="float">
            <text:p>1572</text:p>
          </table:table-cell>
          <table:table-cell table:formula="of:=ROUND([.B5])" office:value-type="float" office:value="77" calcext:value-type="float">
            <text:p>77</text:p>
          </table:table-cell>
          <table:table-cell table:formula="of:=ABS([.C5]-[.C6])" office:value-type="float" office:value="0" calcext:value-type="float">
            <text:p>0</text:p>
          </table:table-cell>
          <table:table-cell table:formula="of:=ABS([.D5]-[.D6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71.989" calcext:value-type="float">
            <text:p>1571.989</text:p>
          </table:table-cell>
          <table:table-cell office:value-type="float" office:value="19.819" calcext:value-type="float">
            <text:p>19.819</text:p>
          </table:table-cell>
          <table:table-cell table:formula="of:=ROUND([.A6])" office:value-type="float" office:value="1572" calcext:value-type="float">
            <text:p>1572</text:p>
          </table:table-cell>
          <table:table-cell table:formula="of:=ROUND([.B6])" office:value-type="float" office:value="20" calcext:value-type="float">
            <text:p>20</text:p>
          </table:table-cell>
          <table:table-cell table:formula="of:=ABS([.C6]-[.C3])" office:value-type="float" office:value="423" calcext:value-type="float">
            <text:p>423</text:p>
          </table:table-cell>
          <table:table-cell table:formula="of:=ABS([.D6]-[.D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0</text:p>
          </table:table-cell>
          <table:table-cell table:formula="of:=ROUND(([.A4]+[.A3])/2)"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0</text:p>
          </table:table-cell>
          <table:table-cell table:formula="of:=MIN([.D3:.D6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ur</text:p>
          </table:table-cell>
          <table:table-cell table:formula="of:=MAX([.E3:.E6])"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eur</text:p>
          </table:table-cell>
          <table:table-cell table:formula="of:=MAX([.F3:.F6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max</text:p>
          </table:table-cell>
          <table:table-cell table:formula="of:=MAX([.D3:.D6])" office:value-type="float" office:value="77" calcext:value-type="float">
            <text:p>77</text:p>
          </table:table-cell>
          <table:table-cell table:number-columns-repeated="4"/>
        </table:table-row>
      </table:table>
      <table:table table:name="DiagrammePV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0" office:value-type="string" calcext:value-type="string">
            <text:p>Diagramme P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arrondi</text:p>
          </table:table-cell>
          <table:table-cell office:value-type="string" calcext:value-type="string">
            <text:p>y arrondi</text:p>
          </table:table-cell>
          <table:table-cell office:value-type="string" calcext:value-type="string">
            <text:p>|dx|</text:p>
          </table:table-cell>
          <table:table-cell office:value-type="string" calcext:value-type="string">
            <text:p>|dy|</text:p>
          </table:table-cell>
        </table:table-row>
        <table:table-row table:style-name="ro1">
          <table:table-cell office:value-type="float" office:value="1148.171" calcext:value-type="float">
            <text:p>1148.171</text:p>
          </table:table-cell>
          <table:table-cell office:value-type="float" office:value="107.278" calcext:value-type="float">
            <text:p>107.278</text:p>
          </table:table-cell>
          <table:table-cell table:formula="of:=ROUND([.A3])" office:value-type="float" office:value="1148" calcext:value-type="float">
            <text:p>1148</text:p>
          </table:table-cell>
          <table:table-cell table:formula="of:=ROUND([.B3])" office:value-type="float" office:value="107" calcext:value-type="float">
            <text:p>107</text:p>
          </table:table-cell>
          <table:table-cell table:formula="of:=ABS([.C3]-[.C4])" office:value-type="float" office:value="0" calcext:value-type="float">
            <text:p>0</text:p>
          </table:table-cell>
          <table:table-cell table:formula="of:=ABS([.D3]-[.D4])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148.367" calcext:value-type="float">
            <text:p>1148.367</text:p>
          </table:table-cell>
          <table:table-cell office:value-type="float" office:value="535.836" calcext:value-type="float">
            <text:p>535.836</text:p>
          </table:table-cell>
          <table:table-cell table:formula="of:=ROUND([.A4])" office:value-type="float" office:value="1148" calcext:value-type="float">
            <text:p>1148</text:p>
          </table:table-cell>
          <table:table-cell table:formula="of:=ROUND([.B4])" office:value-type="float" office:value="536" calcext:value-type="float">
            <text:p>536</text:p>
          </table:table-cell>
          <table:table-cell table:formula="of:=ABS([.C4]-[.C5])" office:value-type="float" office:value="424" calcext:value-type="float">
            <text:p>424</text:p>
          </table:table-cell>
          <table:table-cell table:formula="of:=ABS([.D4]-[.D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.208" calcext:value-type="float">
            <text:p>1572.208</text:p>
          </table:table-cell>
          <table:table-cell office:value-type="float" office:value="535.684" calcext:value-type="float">
            <text:p>535.684</text:p>
          </table:table-cell>
          <table:table-cell table:formula="of:=ROUND([.A5])" office:value-type="float" office:value="1572" calcext:value-type="float">
            <text:p>1572</text:p>
          </table:table-cell>
          <table:table-cell table:formula="of:=ROUND([.B5])" office:value-type="float" office:value="536" calcext:value-type="float">
            <text:p>536</text:p>
          </table:table-cell>
          <table:table-cell table:formula="of:=ABS([.C5]-[.C6])" office:value-type="float" office:value="0" calcext:value-type="float">
            <text:p>0</text:p>
          </table:table-cell>
          <table:table-cell table:formula="of:=ABS([.D5]-[.D6])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572.255" calcext:value-type="float">
            <text:p>1572.255</text:p>
          </table:table-cell>
          <table:table-cell office:value-type="float" office:value="107.126" calcext:value-type="float">
            <text:p>107.126</text:p>
          </table:table-cell>
          <table:table-cell table:formula="of:=ROUND([.A6])" office:value-type="float" office:value="1572" calcext:value-type="float">
            <text:p>1572</text:p>
          </table:table-cell>
          <table:table-cell table:formula="of:=ROUND([.B6])" office:value-type="float" office:value="107" calcext:value-type="float">
            <text:p>107</text:p>
          </table:table-cell>
          <table:table-cell table:formula="of:=ABS([.C6]-[.C3])" office:value-type="float" office:value="424" calcext:value-type="float">
            <text:p>424</text:p>
          </table:table-cell>
          <table:table-cell table:formula="of:=ABS([.D6]-[.D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0</text:p>
          </table:table-cell>
          <table:table-cell table:formula="of:=ROUND(([.A4]+[.A3])/2)"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0</text:p>
          </table:table-cell>
          <table:table-cell table:formula="of:=MIN([.D3:.D6])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ur</text:p>
          </table:table-cell>
          <table:table-cell table:formula="of:=MAX([.E3:.E6])"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eur</text:p>
          </table:table-cell>
          <table:table-cell table:formula="of:=MAX([.F3:.F6])"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max</text:p>
          </table:table-cell>
          <table:table-cell table:formula="of:=MAX([.D3:.D6])" office:value-type="float" office:value="536" calcext:value-type="float">
            <text:p>536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ytrait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trait</text:p>
          </table:table-cell>
          <table:table-cell table:formula="of:=[.B15]-[.$D$3]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text</text:p>
          </table:table-cell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xtext</text:p>
          </table:table-cell>
          <table:table-cell table:formula="of:=[.B18]-[.B8]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text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trait</text:p>
          </table:table-cell>
          <table:table-cell table:formula="of:=[.B20]-[.$D$3]" office:value-type="float" office:value="39" calcext:value-type="float">
            <text:p>3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 style:data-style-name="N2" text:time-value="18:32:28.546482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05T18:50:25.761055973</dc:date>
    <dc:creator>JF Parmentier</dc:creator>
    <meta:editing-duration>PT11H38M35S</meta:editing-duration>
    <meta:editing-cycles>24</meta:editing-cycles>
    <meta:generator>LibreOffice/5.4.7.2$MacOSX_X86_64 LibreOffice_project/c838ef25c16710f8838b1faec480ebba495259d0</meta:generator>
    <meta:document-statistic meta:table-count="8" meta:cell-count="802" meta:object-count="0"/>
  </office:meta>
</office:document-meta>
</file>